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7.979cm" svg:height="21.707cm" svg:x="0cm" svg:y="0.106cm">
            <draw:object draw:notify-on-update-of-ranges="outPut.A2:outPut.A368 outPut.B1:outPut.B1 outPut.B2:outPut.B368 outPut.C1:outPut.C1 outPut.C2:outPut.C3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goundSteering</text:p>
          </table:table-cell>
          <table:table-cell office:value-type="string" calcext:value-type="string">
            <text:p><text:s/>group_14</text:p>
          </table:table-cell>
        </table:table-row>
        <table:table-row table:style-name="ro1">
          <table:table-cell office:value-type="float" office:value="1652706146115057" calcext:value-type="float">
            <text:p>165270614611505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2656170" calcext:value-type="float">
            <text:p>16527061526561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3318743" calcext:value-type="float">
            <text:p>16527061533187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3415360" calcext:value-type="float">
            <text:p>16527061534153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3519121" calcext:value-type="float">
            <text:p>16527061535191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3630846" calcext:value-type="float">
            <text:p>16527061536308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3750368" calcext:value-type="float">
            <text:p>16527061537503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3860489" calcext:value-type="float">
            <text:p>16527061538604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3947570" calcext:value-type="float">
            <text:p>16527061539475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060874" calcext:value-type="float">
            <text:p>16527061540608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154487" calcext:value-type="float">
            <text:p>16527061541544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249128" calcext:value-type="float">
            <text:p>16527061542491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404563" calcext:value-type="float">
            <text:p>16527061544045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461445" calcext:value-type="float">
            <text:p>16527061544614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582079" calcext:value-type="float">
            <text:p>16527061545820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685160" calcext:value-type="float">
            <text:p>16527061546851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801518" calcext:value-type="float">
            <text:p>16527061548015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890345" calcext:value-type="float">
            <text:p>16527061548903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4994231" calcext:value-type="float">
            <text:p>16527061549942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5080212" calcext:value-type="float">
            <text:p>16527061550802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5192269" calcext:value-type="float">
            <text:p>16527061551922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5284566" calcext:value-type="float">
            <text:p>1652706155284566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99082" calcext:value-type="float">
            <text:p>0.199082</text:p>
          </table:table-cell>
        </table:table-row>
        <table:table-row table:style-name="ro1">
          <table:table-cell office:value-type="float" office:value="1652706155414503" calcext:value-type="float">
            <text:p>1652706155414503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205395" calcext:value-type="float">
            <text:p>0.205395</text:p>
          </table:table-cell>
        </table:table-row>
        <table:table-row table:style-name="ro1">
          <table:table-cell office:value-type="float" office:value="1652706155500969" calcext:value-type="float">
            <text:p>1652706155500969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86086" calcext:value-type="float">
            <text:p>0.186086</text:p>
          </table:table-cell>
        </table:table-row>
        <table:table-row table:style-name="ro1">
          <table:table-cell office:value-type="float" office:value="1652706155613913" calcext:value-type="float">
            <text:p>1652706155613913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3864" calcext:value-type="float">
            <text:p>0.13864</text:p>
          </table:table-cell>
        </table:table-row>
        <table:table-row table:style-name="ro1">
          <table:table-cell office:value-type="float" office:value="1652706155715810" calcext:value-type="float">
            <text:p>1652706155715810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53202" calcext:value-type="float">
            <text:p>0.153202</text:p>
          </table:table-cell>
        </table:table-row>
        <table:table-row table:style-name="ro1">
          <table:table-cell office:value-type="float" office:value="1652706155816990" calcext:value-type="float">
            <text:p>1652706155816990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59473" calcext:value-type="float">
            <text:p>0.159473</text:p>
          </table:table-cell>
        </table:table-row>
        <table:table-row table:style-name="ro1">
          <table:table-cell office:value-type="float" office:value="1652706155918111" calcext:value-type="float">
            <text:p>1652706155918111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75798" calcext:value-type="float">
            <text:p>0.175798</text:p>
          </table:table-cell>
        </table:table-row>
        <table:table-row table:style-name="ro1">
          <table:table-cell office:value-type="float" office:value="1652706156039282" calcext:value-type="float">
            <text:p>165270615603928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66446" calcext:value-type="float">
            <text:p>0.166446</text:p>
          </table:table-cell>
        </table:table-row>
        <table:table-row table:style-name="ro1">
          <table:table-cell office:value-type="float" office:value="1652706156113069" calcext:value-type="float">
            <text:p>1652706156113069</text:p>
          </table:table-cell>
          <table:table-cell office:value-type="float" office:value="0.149949" calcext:value-type="float">
            <text:p>0.149949</text:p>
          </table:table-cell>
          <table:table-cell office:value-type="float" office:value="0.178026" calcext:value-type="float">
            <text:p>0.178026</text:p>
          </table:table-cell>
        </table:table-row>
        <table:table-row table:style-name="ro1">
          <table:table-cell office:value-type="float" office:value="1652706156221280" calcext:value-type="float">
            <text:p>1652706156221280</text:p>
          </table:table-cell>
          <table:table-cell office:value-type="float" office:value="0.149949" calcext:value-type="float">
            <text:p>0.149949</text:p>
          </table:table-cell>
          <table:table-cell office:value-type="float" office:value="0.218035" calcext:value-type="float">
            <text:p>0.218035</text:p>
          </table:table-cell>
        </table:table-row>
        <table:table-row table:style-name="ro1">
          <table:table-cell office:value-type="float" office:value="1652706156345320" calcext:value-type="float">
            <text:p>1652706156345320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199159" calcext:value-type="float">
            <text:p>0.199159</text:p>
          </table:table-cell>
        </table:table-row>
        <table:table-row table:style-name="ro1">
          <table:table-cell office:value-type="float" office:value="1652706156434732" calcext:value-type="float">
            <text:p>165270615643473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4326" calcext:value-type="float">
            <text:p>0.24326</text:p>
          </table:table-cell>
        </table:table-row>
        <table:table-row table:style-name="ro1">
          <table:table-cell office:value-type="float" office:value="1652706156537713" calcext:value-type="float">
            <text:p>165270615653771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252844" calcext:value-type="float">
            <text:p>0.252844</text:p>
          </table:table-cell>
        </table:table-row>
        <table:table-row table:style-name="ro1">
          <table:table-cell office:value-type="float" office:value="1652706156639425" calcext:value-type="float">
            <text:p>165270615663942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6762935" calcext:value-type="float">
            <text:p>1652706156762935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6851942" calcext:value-type="float">
            <text:p>1652706156851942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6954021" calcext:value-type="float">
            <text:p>165270615695402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7086482" calcext:value-type="float">
            <text:p>165270615708648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55289" calcext:value-type="float">
            <text:p>0.155289</text:p>
          </table:table-cell>
        </table:table-row>
        <table:table-row table:style-name="ro1">
          <table:table-cell office:value-type="float" office:value="1652706157158606" calcext:value-type="float">
            <text:p>1652706157158606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04947" calcext:value-type="float">
            <text:p>0.204947</text:p>
          </table:table-cell>
        </table:table-row>
        <table:table-row table:style-name="ro1">
          <table:table-cell office:value-type="float" office:value="1652706157267343" calcext:value-type="float">
            <text:p>1652706157267343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7367494" calcext:value-type="float">
            <text:p>165270615736749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7460120" calcext:value-type="float">
            <text:p>165270615746012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7582476" calcext:value-type="float">
            <text:p>1652706157582476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7677713" calcext:value-type="float">
            <text:p>1652706157677713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7779917" calcext:value-type="float">
            <text:p>1652706157779917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7906081" calcext:value-type="float">
            <text:p>1652706157906081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7979554" calcext:value-type="float">
            <text:p>1652706157979554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8082357" calcext:value-type="float">
            <text:p>1652706158082357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8200126" calcext:value-type="float">
            <text:p>1652706158200126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8299223" calcext:value-type="float">
            <text:p>1652706158299223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8407293" calcext:value-type="float">
            <text:p>1652706158407293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58504315" calcext:value-type="float">
            <text:p>16527061585043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8610270" calcext:value-type="float">
            <text:p>16527061586102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8712517" calcext:value-type="float">
            <text:p>16527061587125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8804952" calcext:value-type="float">
            <text:p>16527061588049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58914196" calcext:value-type="float">
            <text:p>1652706158914196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-0.152277" calcext:value-type="float">
            <text:p>-0.152277</text:p>
          </table:table-cell>
        </table:table-row>
        <table:table-row table:style-name="ro1">
          <table:table-cell office:value-type="float" office:value="1652706159017124" calcext:value-type="float">
            <text:p>1652706159017124</text:p>
          </table:table-cell>
          <table:table-cell office:value-type="float" office:value="-0" calcext:value-type="float">
            <text:p>0</text:p>
          </table:table-cell>
          <table:table-cell office:value-type="float" office:value="-0.138006" calcext:value-type="float">
            <text:p>-0.138006</text:p>
          </table:table-cell>
        </table:table-row>
        <table:table-row table:style-name="ro1">
          <table:table-cell office:value-type="float" office:value="1652706159130277" calcext:value-type="float">
            <text:p>1652706159130277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-0.167432" calcext:value-type="float">
            <text:p>-0.167432</text:p>
          </table:table-cell>
        </table:table-row>
        <table:table-row table:style-name="ro1">
          <table:table-cell office:value-type="float" office:value="1652706159227941" calcext:value-type="float">
            <text:p>1652706159227941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-0.181509" calcext:value-type="float">
            <text:p>-0.181509</text:p>
          </table:table-cell>
        </table:table-row>
        <table:table-row table:style-name="ro1">
          <table:table-cell office:value-type="float" office:value="1652706159326951" calcext:value-type="float">
            <text:p>1652706159326951</text:p>
          </table:table-cell>
          <table:table-cell office:value-type="float" office:value="-0" calcext:value-type="float">
            <text:p>0</text:p>
          </table:table-cell>
          <table:table-cell office:value-type="float" office:value="-0.204493" calcext:value-type="float">
            <text:p>-0.204493</text:p>
          </table:table-cell>
        </table:table-row>
        <table:table-row table:style-name="ro1">
          <table:table-cell office:value-type="float" office:value="1652706159457918" calcext:value-type="float">
            <text:p>1652706159457918</text:p>
          </table:table-cell>
          <table:table-cell office:value-type="float" office:value="-0" calcext:value-type="float">
            <text:p>0</text:p>
          </table:table-cell>
          <table:table-cell office:value-type="float" office:value="-0.182349" calcext:value-type="float">
            <text:p>-0.182349</text:p>
          </table:table-cell>
        </table:table-row>
        <table:table-row table:style-name="ro1">
          <table:table-cell office:value-type="float" office:value="1652706159528921" calcext:value-type="float">
            <text:p>1652706159528921</text:p>
          </table:table-cell>
          <table:table-cell office:value-type="float" office:value="-0" calcext:value-type="float">
            <text:p>0</text:p>
          </table:table-cell>
          <table:table-cell office:value-type="float" office:value="-0.196777" calcext:value-type="float">
            <text:p>-0.196777</text:p>
          </table:table-cell>
        </table:table-row>
        <table:table-row table:style-name="ro1">
          <table:table-cell office:value-type="float" office:value="1652706159656286" calcext:value-type="float">
            <text:p>1652706159656286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224476" calcext:value-type="float">
            <text:p>-0.224476</text:p>
          </table:table-cell>
        </table:table-row>
        <table:table-row table:style-name="ro1">
          <table:table-cell office:value-type="float" office:value="1652706159741896" calcext:value-type="float">
            <text:p>1652706159741896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247985" calcext:value-type="float">
            <text:p>-0.247985</text:p>
          </table:table-cell>
        </table:table-row>
        <table:table-row table:style-name="ro1">
          <table:table-cell office:value-type="float" office:value="1652706159842459" calcext:value-type="float">
            <text:p>1652706159842459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238446" calcext:value-type="float">
            <text:p>-0.238446</text:p>
          </table:table-cell>
        </table:table-row>
        <table:table-row table:style-name="ro1">
          <table:table-cell office:value-type="float" office:value="1652706159944003" calcext:value-type="float">
            <text:p>1652706159944003</text:p>
          </table:table-cell>
          <table:table-cell office:value-type="float" office:value="-0.179929" calcext:value-type="float">
            <text:p>-0.179929</text:p>
          </table:table-cell>
          <table:table-cell office:value-type="float" office:value="-0.281619" calcext:value-type="float">
            <text:p>-0.281619</text:p>
          </table:table-cell>
        </table:table-row>
        <table:table-row table:style-name="ro1">
          <table:table-cell office:value-type="float" office:value="1652706160048848" calcext:value-type="float">
            <text:p>1652706160048848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306676" calcext:value-type="float">
            <text:p>-0.306676</text:p>
          </table:table-cell>
        </table:table-row>
        <table:table-row table:style-name="ro1">
          <table:table-cell office:value-type="float" office:value="1652706160172344" calcext:value-type="float">
            <text:p>1652706160172344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312304" calcext:value-type="float">
            <text:p>-0.312304</text:p>
          </table:table-cell>
        </table:table-row>
        <table:table-row table:style-name="ro1">
          <table:table-cell office:value-type="float" office:value="1652706160254758" calcext:value-type="float">
            <text:p>1652706160254758</text:p>
          </table:table-cell>
          <table:table-cell office:value-type="float" office:value="-0" calcext:value-type="float">
            <text:p>0</text:p>
          </table:table-cell>
          <table:table-cell office:value-type="float" office:value="-0.315798" calcext:value-type="float">
            <text:p>-0.315798</text:p>
          </table:table-cell>
        </table:table-row>
        <table:table-row table:style-name="ro1">
          <table:table-cell office:value-type="float" office:value="1652706160307578" calcext:value-type="float">
            <text:p>16527061603075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0492463" calcext:value-type="float">
            <text:p>16527061604924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0527360" calcext:value-type="float">
            <text:p>16527061605273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0616020" calcext:value-type="float">
            <text:p>1652706160616020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0726390" calcext:value-type="float">
            <text:p>1652706160726390</text:p>
          </table:table-cell>
          <table:table-cell office:value-type="float" office:value="-0.14694" calcext:value-type="float">
            <text:p>-0.14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0821803" calcext:value-type="float">
            <text:p>16527061608218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0946192" calcext:value-type="float">
            <text:p>16527061609461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1079153" calcext:value-type="float">
            <text:p>16527061610791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1162407" calcext:value-type="float">
            <text:p>16527061611624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1261139" calcext:value-type="float">
            <text:p>1652706161261139</text:p>
          </table:table-cell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1368158" calcext:value-type="float">
            <text:p>1652706161368158</text:p>
          </table:table-cell>
          <table:table-cell office:value-type="float" office:value="-0" calcext:value-type="float">
            <text:p>0</text:p>
          </table:table-cell>
          <table:table-cell office:value-type="float" office:value="0.216415" calcext:value-type="float">
            <text:p>0.216415</text:p>
          </table:table-cell>
        </table:table-row>
        <table:table-row table:style-name="ro1">
          <table:table-cell office:value-type="float" office:value="1652706161504598" calcext:value-type="float">
            <text:p>1652706161504598</text:p>
          </table:table-cell>
          <table:table-cell office:value-type="float" office:value="-0" calcext:value-type="float">
            <text:p>0</text:p>
          </table:table-cell>
          <table:table-cell office:value-type="float" office:value="0.178793" calcext:value-type="float">
            <text:p>0.178793</text:p>
          </table:table-cell>
        </table:table-row>
        <table:table-row table:style-name="ro1">
          <table:table-cell office:value-type="float" office:value="1652706161562651" calcext:value-type="float">
            <text:p>1652706161562651</text:p>
          </table:table-cell>
          <table:table-cell office:value-type="float" office:value="-0" calcext:value-type="float">
            <text:p>0</text:p>
          </table:table-cell>
          <table:table-cell office:value-type="float" office:value="0.204185" calcext:value-type="float">
            <text:p>0.204185</text:p>
          </table:table-cell>
        </table:table-row>
        <table:table-row table:style-name="ro1">
          <table:table-cell office:value-type="float" office:value="1652706161687446" calcext:value-type="float">
            <text:p>1652706161687446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204842" calcext:value-type="float">
            <text:p>0.204842</text:p>
          </table:table-cell>
        </table:table-row>
        <table:table-row table:style-name="ro1">
          <table:table-cell office:value-type="float" office:value="1652706161764717" calcext:value-type="float">
            <text:p>1652706161764717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272044" calcext:value-type="float">
            <text:p>0.272044</text:p>
          </table:table-cell>
        </table:table-row>
        <table:table-row table:style-name="ro1">
          <table:table-cell office:value-type="float" office:value="1652706161901153" calcext:value-type="float">
            <text:p>1652706161901153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24347" calcext:value-type="float">
            <text:p>0.224347</text:p>
          </table:table-cell>
        </table:table-row>
        <table:table-row table:style-name="ro1">
          <table:table-cell office:value-type="float" office:value="1652706162012231" calcext:value-type="float">
            <text:p>1652706162012231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235958" calcext:value-type="float">
            <text:p>0.235958</text:p>
          </table:table-cell>
        </table:table-row>
        <table:table-row table:style-name="ro1">
          <table:table-cell office:value-type="float" office:value="1652706162080249" calcext:value-type="float">
            <text:p>1652706162080249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2181557" calcext:value-type="float">
            <text:p>1652706162181557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2356220" calcext:value-type="float">
            <text:p>1652706162356220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2427220" calcext:value-type="float">
            <text:p>165270616242722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2488020" calcext:value-type="float">
            <text:p>1652706162488020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284174" calcext:value-type="float">
            <text:p>0.284174</text:p>
          </table:table-cell>
        </table:table-row>
        <table:table-row table:style-name="ro1">
          <table:table-cell office:value-type="float" office:value="1652706162616824" calcext:value-type="float">
            <text:p>1652706162616824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277283" calcext:value-type="float">
            <text:p>0.277283</text:p>
          </table:table-cell>
        </table:table-row>
        <table:table-row table:style-name="ro1">
          <table:table-cell office:value-type="float" office:value="1652706162700298" calcext:value-type="float">
            <text:p>1652706162700298</text:p>
          </table:table-cell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2817778" calcext:value-type="float">
            <text:p>1652706162817778</text:p>
          </table:table-cell>
          <table:table-cell office:value-type="float" office:value="0.236922" calcext:value-type="float">
            <text:p>0.236922</text:p>
          </table:table-cell>
          <table:table-cell office:value-type="float" office:value="0.166086" calcext:value-type="float">
            <text:p>0.166086</text:p>
          </table:table-cell>
        </table:table-row>
        <table:table-row table:style-name="ro1">
          <table:table-cell office:value-type="float" office:value="1652706162953208" calcext:value-type="float">
            <text:p>1652706162953208</text:p>
          </table:table-cell>
          <table:table-cell office:value-type="float" office:value="0.242914" calcext:value-type="float">
            <text:p>0.242914</text:p>
          </table:table-cell>
          <table:table-cell office:value-type="float" office:value="0.236245" calcext:value-type="float">
            <text:p>0.236245</text:p>
          </table:table-cell>
        </table:table-row>
        <table:table-row table:style-name="ro1">
          <table:table-cell office:value-type="float" office:value="1652706163052610" calcext:value-type="float">
            <text:p>1652706163052610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3164249" calcext:value-type="float">
            <text:p>1652706163164249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3218708" calcext:value-type="float">
            <text:p>1652706163218708</text:p>
          </table:table-cell>
          <table:table-cell office:value-type="float" office:value="-0" calcext:value-type="float">
            <text:p>0</text:p>
          </table:table-cell>
          <table:table-cell office:value-type="float" office:value="0.299776" calcext:value-type="float">
            <text:p>0.299776</text:p>
          </table:table-cell>
        </table:table-row>
        <table:table-row table:style-name="ro1">
          <table:table-cell office:value-type="float" office:value="1652706163327434" calcext:value-type="float">
            <text:p>1652706163327434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3427002" calcext:value-type="float">
            <text:p>1652706163427002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3531803" calcext:value-type="float">
            <text:p>1652706163531803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3659378" calcext:value-type="float">
            <text:p>1652706163659378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3746968" calcext:value-type="float">
            <text:p>1652706163746968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3876959" calcext:value-type="float">
            <text:p>1652706163876959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3965250" calcext:value-type="float">
            <text:p>1652706163965250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4077938" calcext:value-type="float">
            <text:p>16527061640779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4161749" calcext:value-type="float">
            <text:p>16527061641617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4260006" calcext:value-type="float">
            <text:p>1652706164260006</text:p>
          </table:table-cell>
          <table:table-cell office:value-type="float" office:value="-0" calcext:value-type="float">
            <text:p>0</text:p>
          </table:table-cell>
          <table:table-cell office:value-type="float" office:value="0.118092" calcext:value-type="float">
            <text:p>0.118092</text:p>
          </table:table-cell>
        </table:table-row>
        <table:table-row table:style-name="ro1">
          <table:table-cell office:value-type="float" office:value="1652706164391581" calcext:value-type="float">
            <text:p>1652706164391581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154108" calcext:value-type="float">
            <text:p>0.154108</text:p>
          </table:table-cell>
        </table:table-row>
        <table:table-row table:style-name="ro1">
          <table:table-cell office:value-type="float" office:value="1652706164475041" calcext:value-type="float">
            <text:p>1652706164475041</text:p>
          </table:table-cell>
          <table:table-cell office:value-type="float" office:value="0.251916" calcext:value-type="float">
            <text:p>0.251916</text:p>
          </table:table-cell>
          <table:table-cell office:value-type="float" office:value="0.138287" calcext:value-type="float">
            <text:p>0.138287</text:p>
          </table:table-cell>
        </table:table-row>
        <table:table-row table:style-name="ro1">
          <table:table-cell office:value-type="float" office:value="1652706164589839" calcext:value-type="float">
            <text:p>165270616458983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56146" calcext:value-type="float">
            <text:p>0.156146</text:p>
          </table:table-cell>
        </table:table-row>
        <table:table-row table:style-name="ro1">
          <table:table-cell office:value-type="float" office:value="1652706164698041" calcext:value-type="float">
            <text:p>165270616469804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49479" calcext:value-type="float">
            <text:p>0.149479</text:p>
          </table:table-cell>
        </table:table-row>
        <table:table-row table:style-name="ro1">
          <table:table-cell office:value-type="float" office:value="1652706164794042" calcext:value-type="float">
            <text:p>1652706164794042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.184481" calcext:value-type="float">
            <text:p>0.184481</text:p>
          </table:table-cell>
        </table:table-row>
        <table:table-row table:style-name="ro1">
          <table:table-cell office:value-type="float" office:value="1652706164901986" calcext:value-type="float">
            <text:p>1652706164901986</text:p>
          </table:table-cell>
          <table:table-cell office:value-type="float" office:value="-0" calcext:value-type="float">
            <text:p>0</text:p>
          </table:table-cell>
          <table:table-cell office:value-type="float" office:value="0.191184" calcext:value-type="float">
            <text:p>0.191184</text:p>
          </table:table-cell>
        </table:table-row>
        <table:table-row table:style-name="ro1">
          <table:table-cell office:value-type="float" office:value="1652706164997260" calcext:value-type="float">
            <text:p>16527061649972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5103341" calcext:value-type="float">
            <text:p>16527061651033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5195524" calcext:value-type="float">
            <text:p>16527061651955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5304630" calcext:value-type="float">
            <text:p>16527061653046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5399782" calcext:value-type="float">
            <text:p>16527061653997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5513327" calcext:value-type="float">
            <text:p>1652706165513327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5623364" calcext:value-type="float">
            <text:p>165270616562336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5714625" calcext:value-type="float">
            <text:p>16527061657146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5828297" calcext:value-type="float">
            <text:p>1652706165828297</text:p>
          </table:table-cell>
          <table:table-cell office:value-type="float" office:value="-0" calcext:value-type="float">
            <text:p>0</text:p>
          </table:table-cell>
          <table:table-cell office:value-type="float" office:value="-0.373497" calcext:value-type="float">
            <text:p>-0.373497</text:p>
          </table:table-cell>
        </table:table-row>
        <table:table-row table:style-name="ro1">
          <table:table-cell office:value-type="float" office:value="1652706165930982" calcext:value-type="float">
            <text:p>1652706165930982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6030342" calcext:value-type="float">
            <text:p>16527061660303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133047" calcext:value-type="float">
            <text:p>16527061661330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241745" calcext:value-type="float">
            <text:p>16527061662417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356170" calcext:value-type="float">
            <text:p>16527061663561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452549" calcext:value-type="float">
            <text:p>16527061664525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563663" calcext:value-type="float">
            <text:p>16527061665636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658589" calcext:value-type="float">
            <text:p>16527061666585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769784" calcext:value-type="float">
            <text:p>16527061667697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860310" calcext:value-type="float">
            <text:p>16527061668603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6964237" calcext:value-type="float">
            <text:p>16527061669642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7078840" calcext:value-type="float">
            <text:p>16527061670788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7197743" calcext:value-type="float">
            <text:p>16527061671977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7284034" calcext:value-type="float">
            <text:p>16527061672840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7390148" calcext:value-type="float">
            <text:p>16527061673901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7486459" calcext:value-type="float">
            <text:p>16527061674864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7597054" calcext:value-type="float">
            <text:p>1652706167597054</text:p>
          </table:table-cell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7694783" calcext:value-type="float">
            <text:p>16527061676947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7793742" calcext:value-type="float">
            <text:p>16527061677937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7902840" calcext:value-type="float">
            <text:p>1652706167902840</text:p>
          </table:table-cell>
          <table:table-cell office:value-type="float" office:value="0.260909" calcext:value-type="float">
            <text:p>0.26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7990824" calcext:value-type="float">
            <text:p>1652706167990824</text:p>
          </table:table-cell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8099712" calcext:value-type="float">
            <text:p>16527061680997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8199024" calcext:value-type="float">
            <text:p>16527061681990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8335848" calcext:value-type="float">
            <text:p>16527061683358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8418592" calcext:value-type="float">
            <text:p>16527061684185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8474462" calcext:value-type="float">
            <text:p>16527061684744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8609068" calcext:value-type="float">
            <text:p>1652706168609068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.0962534" calcext:value-type="float">
            <text:p>0.0962534</text:p>
          </table:table-cell>
        </table:table-row>
        <table:table-row table:style-name="ro1">
          <table:table-cell office:value-type="float" office:value="1652706168725481" calcext:value-type="float">
            <text:p>1652706168725481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.144073" calcext:value-type="float">
            <text:p>0.144073</text:p>
          </table:table-cell>
        </table:table-row>
        <table:table-row table:style-name="ro1">
          <table:table-cell office:value-type="float" office:value="1652706168785298" calcext:value-type="float">
            <text:p>1652706168785298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.133394" calcext:value-type="float">
            <text:p>0.133394</text:p>
          </table:table-cell>
        </table:table-row>
        <table:table-row table:style-name="ro1">
          <table:table-cell office:value-type="float" office:value="1652706168934938" calcext:value-type="float">
            <text:p>1652706168934938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.135294" calcext:value-type="float">
            <text:p>0.135294</text:p>
          </table:table-cell>
        </table:table-row>
        <table:table-row table:style-name="ro1">
          <table:table-cell office:value-type="float" office:value="1652706169027628" calcext:value-type="float">
            <text:p>1652706169027628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.191184" calcext:value-type="float">
            <text:p>0.191184</text:p>
          </table:table-cell>
        </table:table-row>
        <table:table-row table:style-name="ro1">
          <table:table-cell office:value-type="float" office:value="1652706169124299" calcext:value-type="float">
            <text:p>1652706169124299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4889" calcext:value-type="float">
            <text:p>0.14889</text:p>
          </table:table-cell>
        </table:table-row>
        <table:table-row table:style-name="ro1">
          <table:table-cell office:value-type="float" office:value="1652706169242765" calcext:value-type="float">
            <text:p>1652706169242765</text:p>
          </table:table-cell>
          <table:table-cell office:value-type="float" office:value="-0" calcext:value-type="float">
            <text:p>0</text:p>
          </table:table-cell>
          <table:table-cell office:value-type="float" office:value="0.196659" calcext:value-type="float">
            <text:p>0.196659</text:p>
          </table:table-cell>
        </table:table-row>
        <table:table-row table:style-name="ro1">
          <table:table-cell office:value-type="float" office:value="1652706169345656" calcext:value-type="float">
            <text:p>16527061693456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9442745" calcext:value-type="float">
            <text:p>16527061694427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9562348" calcext:value-type="float">
            <text:p>16527061695623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9682974" calcext:value-type="float">
            <text:p>16527061696829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69762699" calcext:value-type="float">
            <text:p>1652706169762699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9840923" calcext:value-type="float">
            <text:p>1652706169840923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69960809" calcext:value-type="float">
            <text:p>1652706169960809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0074600" calcext:value-type="float">
            <text:p>1652706170074600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0172669" calcext:value-type="float">
            <text:p>1652706170172669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0277495" calcext:value-type="float">
            <text:p>16527061702774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0388447" calcext:value-type="float">
            <text:p>1652706170388447</text:p>
          </table:table-cell>
          <table:table-cell office:value-type="float" office:value="-0" calcext:value-type="float">
            <text:p>0</text:p>
          </table:table-cell>
          <table:table-cell office:value-type="float" office:value="-0.362544" calcext:value-type="float">
            <text:p>-0.362544</text:p>
          </table:table-cell>
        </table:table-row>
        <table:table-row table:style-name="ro1">
          <table:table-cell office:value-type="float" office:value="1652706170495259" calcext:value-type="float">
            <text:p>16527061704952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0607267" calcext:value-type="float">
            <text:p>16527061706072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0691556" calcext:value-type="float">
            <text:p>1652706170691556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0801960" calcext:value-type="float">
            <text:p>1652706170801960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0907781" calcext:value-type="float">
            <text:p>16527061709077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043800" calcext:value-type="float">
            <text:p>16527061710438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103850" calcext:value-type="float">
            <text:p>16527061711038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217803" calcext:value-type="float">
            <text:p>16527061712178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316197" calcext:value-type="float">
            <text:p>16527061713161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433396" calcext:value-type="float">
            <text:p>16527061714333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540707" calcext:value-type="float">
            <text:p>16527061715407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635190" calcext:value-type="float">
            <text:p>1652706171635190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1736691" calcext:value-type="float">
            <text:p>16527061717366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859938" calcext:value-type="float">
            <text:p>16527061718599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1938412" calcext:value-type="float">
            <text:p>16527061719384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043452" calcext:value-type="float">
            <text:p>16527061720434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136264" calcext:value-type="float">
            <text:p>16527061721362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242705" calcext:value-type="float">
            <text:p>16527061722427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343018" calcext:value-type="float">
            <text:p>16527061723430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449094" calcext:value-type="float">
            <text:p>1652706172449094</text:p>
          </table:table-cell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2553937" calcext:value-type="float">
            <text:p>16527061725539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669990" calcext:value-type="float">
            <text:p>16527061726699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768330" calcext:value-type="float">
            <text:p>16527061727683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862552" calcext:value-type="float">
            <text:p>16527061728625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2970535" calcext:value-type="float">
            <text:p>16527061729705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3062435" calcext:value-type="float">
            <text:p>16527061730624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3176481" calcext:value-type="float">
            <text:p>16527061731764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3272176" calcext:value-type="float">
            <text:p>16527061732721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3377819" calcext:value-type="float">
            <text:p>1652706173377819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3476247" calcext:value-type="float">
            <text:p>1652706173476247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3584680" calcext:value-type="float">
            <text:p>1652706173584680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3706982" calcext:value-type="float">
            <text:p>1652706173706982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3792109" calcext:value-type="float">
            <text:p>1652706173792109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3905024" calcext:value-type="float">
            <text:p>16527061739050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4010437" calcext:value-type="float">
            <text:p>16527061740104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4125097" calcext:value-type="float">
            <text:p>16527061741250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4207992" calcext:value-type="float">
            <text:p>16527061742079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4323852" calcext:value-type="float">
            <text:p>1652706174323852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58773" calcext:value-type="float">
            <text:p>0.158773</text:p>
          </table:table-cell>
        </table:table-row>
        <table:table-row table:style-name="ro1">
          <table:table-cell office:value-type="float" office:value="1652706174425744" calcext:value-type="float">
            <text:p>1652706174425744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0980453" calcext:value-type="float">
            <text:p>0.0980453</text:p>
          </table:table-cell>
        </table:table-row>
        <table:table-row table:style-name="ro1">
          <table:table-cell office:value-type="float" office:value="1652706174534283" calcext:value-type="float">
            <text:p>1652706174534283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24355" calcext:value-type="float">
            <text:p>0.124355</text:p>
          </table:table-cell>
        </table:table-row>
        <table:table-row table:style-name="ro1">
          <table:table-cell office:value-type="float" office:value="1652706174623755" calcext:value-type="float">
            <text:p>1652706174623755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03427" calcext:value-type="float">
            <text:p>0.103427</text:p>
          </table:table-cell>
        </table:table-row>
        <table:table-row table:style-name="ro1">
          <table:table-cell office:value-type="float" office:value="1652706174722712" calcext:value-type="float">
            <text:p>165270617472271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11394" calcext:value-type="float">
            <text:p>0.111394</text:p>
          </table:table-cell>
        </table:table-row>
        <table:table-row table:style-name="ro1">
          <table:table-cell office:value-type="float" office:value="1652706174856099" calcext:value-type="float">
            <text:p>1652706174856099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06713" calcext:value-type="float">
            <text:p>0.206713</text:p>
          </table:table-cell>
        </table:table-row>
        <table:table-row table:style-name="ro1">
          <table:table-cell office:value-type="float" office:value="1652706174937202" calcext:value-type="float">
            <text:p>1652706174937202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.198244" calcext:value-type="float">
            <text:p>0.198244</text:p>
          </table:table-cell>
        </table:table-row>
        <table:table-row table:style-name="ro1">
          <table:table-cell office:value-type="float" office:value="1652706175075679" calcext:value-type="float">
            <text:p>1652706175075679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-0.0937835" calcext:value-type="float">
            <text:p>-0.0937835</text:p>
          </table:table-cell>
        </table:table-row>
        <table:table-row table:style-name="ro1">
          <table:table-cell office:value-type="float" office:value="1652706175125736" calcext:value-type="float">
            <text:p>1652706175125736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-0.0855053" calcext:value-type="float">
            <text:p>-0.0855053</text:p>
          </table:table-cell>
        </table:table-row>
        <table:table-row table:style-name="ro1">
          <table:table-cell office:value-type="float" office:value="1652706175228681" calcext:value-type="float">
            <text:p>1652706175228681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-0.070732" calcext:value-type="float">
            <text:p>-0.070732</text:p>
          </table:table-cell>
        </table:table-row>
        <table:table-row table:style-name="ro1">
          <table:table-cell office:value-type="float" office:value="1652706175346149" calcext:value-type="float">
            <text:p>1652706175346149</text:p>
          </table:table-cell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5428533" calcext:value-type="float">
            <text:p>1652706175428533</text:p>
          </table:table-cell>
          <table:table-cell office:value-type="float" office:value="0.212926" calcext:value-type="float">
            <text:p>0.212926</text:p>
          </table:table-cell>
          <table:table-cell office:value-type="float" office:value="-0.0459041" calcext:value-type="float">
            <text:p>-0.0459041</text:p>
          </table:table-cell>
        </table:table-row>
        <table:table-row table:style-name="ro1">
          <table:table-cell office:value-type="float" office:value="1652706175560626" calcext:value-type="float">
            <text:p>165270617556062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-0.0809744" calcext:value-type="float">
            <text:p>-0.0809744</text:p>
          </table:table-cell>
        </table:table-row>
        <table:table-row table:style-name="ro1">
          <table:table-cell office:value-type="float" office:value="1652706175649353" calcext:value-type="float">
            <text:p>1652706175649353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-0.0784103" calcext:value-type="float">
            <text:p>-0.0784103</text:p>
          </table:table-cell>
        </table:table-row>
        <table:table-row table:style-name="ro1">
          <table:table-cell office:value-type="float" office:value="1652706175768240" calcext:value-type="float">
            <text:p>165270617576824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00334447" calcext:value-type="float">
            <text:p>0.00334447</text:p>
          </table:table-cell>
        </table:table-row>
        <table:table-row table:style-name="ro1">
          <table:table-cell office:value-type="float" office:value="1652706175859724" calcext:value-type="float">
            <text:p>165270617585972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81571" calcext:value-type="float">
            <text:p>0.281571</text:p>
          </table:table-cell>
        </table:table-row>
        <table:table-row table:style-name="ro1">
          <table:table-cell office:value-type="float" office:value="1652706175968952" calcext:value-type="float">
            <text:p>165270617596895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6081888" calcext:value-type="float">
            <text:p>1652706176081888</text:p>
          </table:table-cell>
          <table:table-cell office:value-type="float" office:value="0.242914" calcext:value-type="float">
            <text:p>0.242914</text:p>
          </table:table-cell>
          <table:table-cell office:value-type="float" office:value="0.358771" calcext:value-type="float">
            <text:p>0.358771</text:p>
          </table:table-cell>
        </table:table-row>
        <table:table-row table:style-name="ro1">
          <table:table-cell office:value-type="float" office:value="1652706176187689" calcext:value-type="float">
            <text:p>1652706176187689</text:p>
          </table:table-cell>
          <table:table-cell office:value-type="float" office:value="-0" calcext:value-type="float">
            <text:p>0</text:p>
          </table:table-cell>
          <table:table-cell office:value-type="float" office:value="0.360837" calcext:value-type="float">
            <text:p>0.360837</text:p>
          </table:table-cell>
        </table:table-row>
        <table:table-row table:style-name="ro1">
          <table:table-cell office:value-type="float" office:value="1652706176290199" calcext:value-type="float">
            <text:p>16527061762901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6392629" calcext:value-type="float">
            <text:p>16527061763926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6503664" calcext:value-type="float">
            <text:p>16527061765036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6610878" calcext:value-type="float">
            <text:p>1652706176610878</text:p>
          </table:table-cell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6709915" calcext:value-type="float">
            <text:p>16527061767099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6814594" calcext:value-type="float">
            <text:p>1652706176814594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6929430" calcext:value-type="float">
            <text:p>1652706176929430</text:p>
          </table:table-cell>
          <table:table-cell office:value-type="float" office:value="-0" calcext:value-type="float">
            <text:p>0</text:p>
          </table:table-cell>
          <table:table-cell office:value-type="float" office:value="0.467311" calcext:value-type="float">
            <text:p>0.467311</text:p>
          </table:table-cell>
        </table:table-row>
        <table:table-row table:style-name="ro1">
          <table:table-cell office:value-type="float" office:value="1652706177007546" calcext:value-type="float">
            <text:p>16527061770075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7123755" calcext:value-type="float">
            <text:p>1652706177123755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7373681" calcext:value-type="float">
            <text:p>16527061773736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7420025" calcext:value-type="float">
            <text:p>16527061774200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7534628" calcext:value-type="float">
            <text:p>16527061775346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7641687" calcext:value-type="float">
            <text:p>16527061776416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7734864" calcext:value-type="float">
            <text:p>1652706177734864</text:p>
          </table:table-cell>
          <table:table-cell office:value-type="float" office:value="-0" calcext:value-type="float">
            <text:p>0</text:p>
          </table:table-cell>
          <table:table-cell office:value-type="float" office:value="0.0821675" calcext:value-type="float">
            <text:p>0.0821675</text:p>
          </table:table-cell>
        </table:table-row>
        <table:table-row table:style-name="ro1">
          <table:table-cell office:value-type="float" office:value="1652706177844621" calcext:value-type="float">
            <text:p>16527061778446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7942163" calcext:value-type="float">
            <text:p>1652706177942163</text:p>
          </table:table-cell>
          <table:table-cell office:value-type="float" office:value="-0" calcext:value-type="float">
            <text:p>0</text:p>
          </table:table-cell>
          <table:table-cell office:value-type="float" office:value="0.27491" calcext:value-type="float">
            <text:p>0.27491</text:p>
          </table:table-cell>
        </table:table-row>
        <table:table-row table:style-name="ro1">
          <table:table-cell office:value-type="float" office:value="1652706178053088" calcext:value-type="float">
            <text:p>16527061780530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8158443" calcext:value-type="float">
            <text:p>1652706178158443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8269436" calcext:value-type="float">
            <text:p>165270617826943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8358479" calcext:value-type="float">
            <text:p>16527061783584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8463100" calcext:value-type="float">
            <text:p>16527061784631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8588549" calcext:value-type="float">
            <text:p>16527061785885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8673903" calcext:value-type="float">
            <text:p>16527061786739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8789000" calcext:value-type="float">
            <text:p>16527061787890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8838828" calcext:value-type="float">
            <text:p>16527061788388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8958389" calcext:value-type="float">
            <text:p>1652706178958389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9053076" calcext:value-type="float">
            <text:p>1652706179053076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79172277" calcext:value-type="float">
            <text:p>16527061791722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9280660" calcext:value-type="float">
            <text:p>16527061792806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9371258" calcext:value-type="float">
            <text:p>16527061793712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79471448" calcext:value-type="float">
            <text:p>1652706179471448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.161254" calcext:value-type="float">
            <text:p>0.161254</text:p>
          </table:table-cell>
        </table:table-row>
        <table:table-row table:style-name="ro1">
          <table:table-cell office:value-type="float" office:value="1652706179593520" calcext:value-type="float">
            <text:p>1652706179593520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.233374" calcext:value-type="float">
            <text:p>0.233374</text:p>
          </table:table-cell>
        </table:table-row>
        <table:table-row table:style-name="ro1">
          <table:table-cell office:value-type="float" office:value="1652706179699384" calcext:value-type="float">
            <text:p>1652706179699384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46484" calcext:value-type="float">
            <text:p>0.146484</text:p>
          </table:table-cell>
        </table:table-row>
        <table:table-row table:style-name="ro1">
          <table:table-cell office:value-type="float" office:value="1652706179815043" calcext:value-type="float">
            <text:p>1652706179815043</text:p>
          </table:table-cell>
          <table:table-cell office:value-type="float" office:value="0.00600117" calcext:value-type="float">
            <text:p>0.00600117</text:p>
          </table:table-cell>
          <table:table-cell office:value-type="float" office:value="0.151808" calcext:value-type="float">
            <text:p>0.151808</text:p>
          </table:table-cell>
        </table:table-row>
        <table:table-row table:style-name="ro1">
          <table:table-cell office:value-type="float" office:value="1652706179918351" calcext:value-type="float">
            <text:p>1652706179918351</text:p>
          </table:table-cell>
          <table:table-cell office:value-type="float" office:value="0.233921" calcext:value-type="float">
            <text:p>0.233921</text:p>
          </table:table-cell>
          <table:table-cell office:value-type="float" office:value="0.231992" calcext:value-type="float">
            <text:p>0.231992</text:p>
          </table:table-cell>
        </table:table-row>
        <table:table-row table:style-name="ro1">
          <table:table-cell office:value-type="float" office:value="1652706180010513" calcext:value-type="float">
            <text:p>1652706180010513</text:p>
          </table:table-cell>
          <table:table-cell office:value-type="float" office:value="0.206934" calcext:value-type="float">
            <text:p>0.206934</text:p>
          </table:table-cell>
          <table:table-cell office:value-type="float" office:value="0.187736" calcext:value-type="float">
            <text:p>0.187736</text:p>
          </table:table-cell>
        </table:table-row>
        <table:table-row table:style-name="ro1">
          <table:table-cell office:value-type="float" office:value="1652706180106017" calcext:value-type="float">
            <text:p>1652706180106017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11065" calcext:value-type="float">
            <text:p>0.111065</text:p>
          </table:table-cell>
        </table:table-row>
        <table:table-row table:style-name="ro1">
          <table:table-cell office:value-type="float" office:value="1652706180223498" calcext:value-type="float">
            <text:p>1652706180223498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205834" calcext:value-type="float">
            <text:p>0.205834</text:p>
          </table:table-cell>
        </table:table-row>
        <table:table-row table:style-name="ro1">
          <table:table-cell office:value-type="float" office:value="1652706180317644" calcext:value-type="float">
            <text:p>1652706180317644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181701" calcext:value-type="float">
            <text:p>0.181701</text:p>
          </table:table-cell>
        </table:table-row>
        <table:table-row table:style-name="ro1">
          <table:table-cell office:value-type="float" office:value="1652706180425522" calcext:value-type="float">
            <text:p>1652706180425522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.155595" calcext:value-type="float">
            <text:p>0.155595</text:p>
          </table:table-cell>
        </table:table-row>
        <table:table-row table:style-name="ro1">
          <table:table-cell office:value-type="float" office:value="1652706180541528" calcext:value-type="float">
            <text:p>165270618054152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05991" calcext:value-type="float">
            <text:p>0.205991</text:p>
          </table:table-cell>
        </table:table-row>
        <table:table-row table:style-name="ro1">
          <table:table-cell office:value-type="float" office:value="1652706180642977" calcext:value-type="float">
            <text:p>1652706180642977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0739587" calcext:value-type="float">
            <text:p>16527061807395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0840725" calcext:value-type="float">
            <text:p>16527061808407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0962129" calcext:value-type="float">
            <text:p>16527061809621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1051712" calcext:value-type="float">
            <text:p>16527061810517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1148536" calcext:value-type="float">
            <text:p>16527061811485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1255807" calcext:value-type="float">
            <text:p>1652706181255807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1355191" calcext:value-type="float">
            <text:p>1652706181355191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1475110" calcext:value-type="float">
            <text:p>1652706181475110</text:p>
          </table:table-cell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1571217" calcext:value-type="float">
            <text:p>1652706181571217</text:p>
          </table:table-cell>
          <table:table-cell office:value-type="float" office:value="0.173945" calcext:value-type="float">
            <text:p>0.173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1670865" calcext:value-type="float">
            <text:p>1652706181670865</text:p>
          </table:table-cell>
          <table:table-cell office:value-type="float" office:value="0.0539839" calcext:value-type="float">
            <text:p>0.0539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1783498" calcext:value-type="float">
            <text:p>16527061817834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1876779" calcext:value-type="float">
            <text:p>16527061818767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1998875" calcext:value-type="float">
            <text:p>1652706181998875</text:p>
          </table:table-cell>
          <table:table-cell office:value-type="float" office:value="-0" calcext:value-type="float">
            <text:p>0</text:p>
          </table:table-cell>
          <table:table-cell office:value-type="float" office:value="-0.236849" calcext:value-type="float">
            <text:p>-0.236849</text:p>
          </table:table-cell>
        </table:table-row>
        <table:table-row table:style-name="ro1">
          <table:table-cell office:value-type="float" office:value="1652706182084748" calcext:value-type="float">
            <text:p>1652706182084748</text:p>
          </table:table-cell>
          <table:table-cell office:value-type="float" office:value="-0" calcext:value-type="float">
            <text:p>0</text:p>
          </table:table-cell>
          <table:table-cell office:value-type="float" office:value="-0.122401" calcext:value-type="float">
            <text:p>-0.122401</text:p>
          </table:table-cell>
        </table:table-row>
        <table:table-row table:style-name="ro1">
          <table:table-cell office:value-type="float" office:value="1652706182185040" calcext:value-type="float">
            <text:p>1652706182185040</text:p>
          </table:table-cell>
          <table:table-cell office:value-type="float" office:value="-0.239914" calcext:value-type="float">
            <text:p>-0.239914</text:p>
          </table:table-cell>
          <table:table-cell office:value-type="float" office:value="-0.140658" calcext:value-type="float">
            <text:p>-0.140658</text:p>
          </table:table-cell>
        </table:table-row>
        <table:table-row table:style-name="ro1">
          <table:table-cell office:value-type="float" office:value="1652706182275055" calcext:value-type="float">
            <text:p>1652706182275055</text:p>
          </table:table-cell>
          <table:table-cell office:value-type="float" office:value="-0" calcext:value-type="float">
            <text:p>0</text:p>
          </table:table-cell>
          <table:table-cell office:value-type="float" office:value="-0.15746" calcext:value-type="float">
            <text:p>-0.15746</text:p>
          </table:table-cell>
        </table:table-row>
        <table:table-row table:style-name="ro1">
          <table:table-cell office:value-type="float" office:value="1652706182384030" calcext:value-type="float">
            <text:p>1652706182384030</text:p>
          </table:table-cell>
          <table:table-cell office:value-type="float" office:value="-0" calcext:value-type="float">
            <text:p>0</text:p>
          </table:table-cell>
          <table:table-cell office:value-type="float" office:value="-0.174377" calcext:value-type="float">
            <text:p>-0.174377</text:p>
          </table:table-cell>
        </table:table-row>
        <table:table-row table:style-name="ro1">
          <table:table-cell office:value-type="float" office:value="1652706182488807" calcext:value-type="float">
            <text:p>1652706182488807</text:p>
          </table:table-cell>
          <table:table-cell office:value-type="float" office:value="-0" calcext:value-type="float">
            <text:p>0</text:p>
          </table:table-cell>
          <table:table-cell office:value-type="float" office:value="-0.219634" calcext:value-type="float">
            <text:p>-0.219634</text:p>
          </table:table-cell>
        </table:table-row>
        <table:table-row table:style-name="ro1">
          <table:table-cell office:value-type="float" office:value="1652706182589856" calcext:value-type="float">
            <text:p>1652706182589856</text:p>
          </table:table-cell>
          <table:table-cell office:value-type="float" office:value="-0.137947" calcext:value-type="float">
            <text:p>-0.137947</text:p>
          </table:table-cell>
          <table:table-cell office:value-type="float" office:value="-0.21232" calcext:value-type="float">
            <text:p>-0.21232</text:p>
          </table:table-cell>
        </table:table-row>
        <table:table-row table:style-name="ro1">
          <table:table-cell office:value-type="float" office:value="1652706182687665" calcext:value-type="float">
            <text:p>1652706182687665</text:p>
          </table:table-cell>
          <table:table-cell office:value-type="float" office:value="-0" calcext:value-type="float">
            <text:p>0</text:p>
          </table:table-cell>
          <table:table-cell office:value-type="float" office:value="-0.20089" calcext:value-type="float">
            <text:p>-0.20089</text:p>
          </table:table-cell>
        </table:table-row>
        <table:table-row table:style-name="ro1">
          <table:table-cell office:value-type="float" office:value="1652706182788624" calcext:value-type="float">
            <text:p>1652706182788624</text:p>
          </table:table-cell>
          <table:table-cell office:value-type="float" office:value="-0" calcext:value-type="float">
            <text:p>0</text:p>
          </table:table-cell>
          <table:table-cell office:value-type="float" office:value="-0.229558" calcext:value-type="float">
            <text:p>-0.229558</text:p>
          </table:table-cell>
        </table:table-row>
        <table:table-row table:style-name="ro1">
          <table:table-cell office:value-type="float" office:value="1652706182905870" calcext:value-type="float">
            <text:p>1652706182905870</text:p>
          </table:table-cell>
          <table:table-cell office:value-type="float" office:value="-0.152941" calcext:value-type="float">
            <text:p>-0.152941</text:p>
          </table:table-cell>
          <table:table-cell office:value-type="float" office:value="-0.221013" calcext:value-type="float">
            <text:p>-0.221013</text:p>
          </table:table-cell>
        </table:table-row>
        <table:table-row table:style-name="ro1">
          <table:table-cell office:value-type="float" office:value="1652706183019180" calcext:value-type="float">
            <text:p>1652706183019180</text:p>
          </table:table-cell>
          <table:table-cell office:value-type="float" office:value="-0" calcext:value-type="float">
            <text:p>0</text:p>
          </table:table-cell>
          <table:table-cell office:value-type="float" office:value="-0.288324" calcext:value-type="float">
            <text:p>-0.288324</text:p>
          </table:table-cell>
        </table:table-row>
        <table:table-row table:style-name="ro1">
          <table:table-cell office:value-type="float" office:value="1652706183121656" calcext:value-type="float">
            <text:p>1652706183121656</text:p>
          </table:table-cell>
          <table:table-cell office:value-type="float" office:value="-0" calcext:value-type="float">
            <text:p>0</text:p>
          </table:table-cell>
          <table:table-cell office:value-type="float" office:value="-0.295172" calcext:value-type="float">
            <text:p>-0.295172</text:p>
          </table:table-cell>
        </table:table-row>
        <table:table-row table:style-name="ro1">
          <table:table-cell office:value-type="float" office:value="1652706183210944" calcext:value-type="float">
            <text:p>1652706183210944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334737" calcext:value-type="float">
            <text:p>-0.334737</text:p>
          </table:table-cell>
        </table:table-row>
        <table:table-row table:style-name="ro1">
          <table:table-cell office:value-type="float" office:value="1652706183317952" calcext:value-type="float">
            <text:p>1652706183317952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380506" calcext:value-type="float">
            <text:p>-0.380506</text:p>
          </table:table-cell>
        </table:table-row>
        <table:table-row table:style-name="ro1">
          <table:table-cell office:value-type="float" office:value="1652706183434812" calcext:value-type="float">
            <text:p>1652706183434812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439524" calcext:value-type="float">
            <text:p>-0.439524</text:p>
          </table:table-cell>
        </table:table-row>
        <table:table-row table:style-name="ro1">
          <table:table-cell office:value-type="float" office:value="1652706183526633" calcext:value-type="float">
            <text:p>1652706183526633</text:p>
          </table:table-cell>
          <table:table-cell office:value-type="float" office:value="-0" calcext:value-type="float">
            <text:p>0</text:p>
          </table:table-cell>
          <table:table-cell office:value-type="float" office:value="-0.439843" calcext:value-type="float">
            <text:p>-0.439843</text:p>
          </table:table-cell>
        </table:table-row>
        <table:table-row table:style-name="ro1">
          <table:table-cell office:value-type="float" office:value="1652706183639385" calcext:value-type="float">
            <text:p>1652706183639385</text:p>
          </table:table-cell>
          <table:table-cell office:value-type="float" office:value="-0" calcext:value-type="float">
            <text:p>0</text:p>
          </table:table-cell>
          <table:table-cell office:value-type="float" office:value="-0.402158" calcext:value-type="float">
            <text:p>-0.402158</text:p>
          </table:table-cell>
        </table:table-row>
        <table:table-row table:style-name="ro1">
          <table:table-cell office:value-type="float" office:value="1652706183734836" calcext:value-type="float">
            <text:p>1652706183734836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-0.372988" calcext:value-type="float">
            <text:p>-0.372988</text:p>
          </table:table-cell>
        </table:table-row>
        <table:table-row table:style-name="ro1">
          <table:table-cell office:value-type="float" office:value="1652706183865301" calcext:value-type="float">
            <text:p>1652706183865301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3964798" calcext:value-type="float">
            <text:p>16527061839647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4058551" calcext:value-type="float">
            <text:p>1652706184058551</text:p>
          </table:table-cell>
          <table:table-cell office:value-type="float" office:value="-0" calcext:value-type="float">
            <text:p>0</text:p>
          </table:table-cell>
          <table:table-cell office:value-type="float" office:value="-0.472766" calcext:value-type="float">
            <text:p>-0.472766</text:p>
          </table:table-cell>
        </table:table-row>
        <table:table-row table:style-name="ro1">
          <table:table-cell office:value-type="float" office:value="1652706184162215" calcext:value-type="float">
            <text:p>1652706184162215</text:p>
          </table:table-cell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4283215" calcext:value-type="float">
            <text:p>1652706184283215</text:p>
          </table:table-cell>
          <table:table-cell office:value-type="float" office:value="-0.0989571" calcext:value-type="float">
            <text:p>-0.0989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4378912" calcext:value-type="float">
            <text:p>16527061843789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4473310" calcext:value-type="float">
            <text:p>16527061844733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4581016" calcext:value-type="float">
            <text:p>16527061845810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4664735" calcext:value-type="float">
            <text:p>1652706184664735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4775096" calcext:value-type="float">
            <text:p>16527061847750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4896764" calcext:value-type="float">
            <text:p>16527061848967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4995069" calcext:value-type="float">
            <text:p>16527061849950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5070544" calcext:value-type="float">
            <text:p>1652706185070544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.135264" calcext:value-type="float">
            <text:p>0.135264</text:p>
          </table:table-cell>
        </table:table-row>
        <table:table-row table:style-name="ro1">
          <table:table-cell office:value-type="float" office:value="1652706185205416" calcext:value-type="float">
            <text:p>165270618520541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68597" calcext:value-type="float">
            <text:p>0.168597</text:p>
          </table:table-cell>
        </table:table-row>
        <table:table-row table:style-name="ro1">
          <table:table-cell office:value-type="float" office:value="1652706185313031" calcext:value-type="float">
            <text:p>165270618531303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71818" calcext:value-type="float">
            <text:p>0.171818</text:p>
          </table:table-cell>
        </table:table-row>
        <table:table-row table:style-name="ro1">
          <table:table-cell office:value-type="float" office:value="1652706185383898" calcext:value-type="float">
            <text:p>1652706185383898</text:p>
          </table:table-cell>
          <table:table-cell office:value-type="float" office:value="-0" calcext:value-type="float">
            <text:p>0</text:p>
          </table:table-cell>
          <table:table-cell office:value-type="float" office:value="0.165579" calcext:value-type="float">
            <text:p>0.165579</text:p>
          </table:table-cell>
        </table:table-row>
        <table:table-row table:style-name="ro1">
          <table:table-cell office:value-type="float" office:value="1652706185494977" calcext:value-type="float">
            <text:p>1652706185494977</text:p>
          </table:table-cell>
          <table:table-cell office:value-type="float" office:value="-0" calcext:value-type="float">
            <text:p>0</text:p>
          </table:table-cell>
          <table:table-cell office:value-type="float" office:value="0.206059" calcext:value-type="float">
            <text:p>0.206059</text:p>
          </table:table-cell>
        </table:table-row>
        <table:table-row table:style-name="ro1">
          <table:table-cell office:value-type="float" office:value="1652706185620523" calcext:value-type="float">
            <text:p>1652706185620523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05725" calcext:value-type="float">
            <text:p>0.205725</text:p>
          </table:table-cell>
        </table:table-row>
        <table:table-row table:style-name="ro1">
          <table:table-cell office:value-type="float" office:value="1652706185719070" calcext:value-type="float">
            <text:p>165270618571907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8948" calcext:value-type="float">
            <text:p>0.18948</text:p>
          </table:table-cell>
        </table:table-row>
        <table:table-row table:style-name="ro1">
          <table:table-cell office:value-type="float" office:value="1652706185809236" calcext:value-type="float">
            <text:p>1652706185809236</text:p>
          </table:table-cell>
          <table:table-cell office:value-type="float" office:value="0.257917" calcext:value-type="float">
            <text:p>0.257917</text:p>
          </table:table-cell>
          <table:table-cell office:value-type="float" office:value="0.208831" calcext:value-type="float">
            <text:p>0.208831</text:p>
          </table:table-cell>
        </table:table-row>
        <table:table-row table:style-name="ro1">
          <table:table-cell office:value-type="float" office:value="1652706185928588" calcext:value-type="float">
            <text:p>1652706185928588</text:p>
          </table:table-cell>
          <table:table-cell office:value-type="float" office:value="-0" calcext:value-type="float">
            <text:p>0</text:p>
          </table:table-cell>
          <table:table-cell office:value-type="float" office:value="0.237658" calcext:value-type="float">
            <text:p>0.237658</text:p>
          </table:table-cell>
        </table:table-row>
        <table:table-row table:style-name="ro1">
          <table:table-cell office:value-type="float" office:value="1652706186016368" calcext:value-type="float">
            <text:p>1652706186016368</text:p>
          </table:table-cell>
          <table:table-cell office:value-type="float" office:value="0.272911" calcext:value-type="float">
            <text:p>0.272911</text:p>
          </table:table-cell>
          <table:table-cell office:value-type="float" office:value="0.239857" calcext:value-type="float">
            <text:p>0.239857</text:p>
          </table:table-cell>
        </table:table-row>
        <table:table-row table:style-name="ro1">
          <table:table-cell office:value-type="float" office:value="1652706186119173" calcext:value-type="float">
            <text:p>1652706186119173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30834" calcext:value-type="float">
            <text:p>0.230834</text:p>
          </table:table-cell>
        </table:table-row>
        <table:table-row table:style-name="ro1">
          <table:table-cell office:value-type="float" office:value="1652706186229969" calcext:value-type="float">
            <text:p>165270618622996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59281" calcext:value-type="float">
            <text:p>0.259281</text:p>
          </table:table-cell>
        </table:table-row>
        <table:table-row table:style-name="ro1">
          <table:table-cell office:value-type="float" office:value="1652706186336185" calcext:value-type="float">
            <text:p>16527061863361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6453136" calcext:value-type="float">
            <text:p>16527061864531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6563003" calcext:value-type="float">
            <text:p>1652706186563003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6651496" calcext:value-type="float">
            <text:p>165270618665149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6768433" calcext:value-type="float">
            <text:p>16527061867684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6870134" calcext:value-type="float">
            <text:p>16527061868701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6963449" calcext:value-type="float">
            <text:p>1652706186963449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7063953" calcext:value-type="float">
            <text:p>1652706187063953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7165568" calcext:value-type="float">
            <text:p>1652706187165568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7275187" calcext:value-type="float">
            <text:p>1652706187275187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7362998" calcext:value-type="float">
            <text:p>1652706187362998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7458557" calcext:value-type="float">
            <text:p>1652706187458557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7568421" calcext:value-type="float">
            <text:p>1652706187568421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7680491" calcext:value-type="float">
            <text:p>16527061876804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7777938" calcext:value-type="float">
            <text:p>16527061877779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7883973" calcext:value-type="float">
            <text:p>16527061878839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7988039" calcext:value-type="float">
            <text:p>165270618798803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8092205" calcext:value-type="float">
            <text:p>1652706188092205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06188185302" calcext:value-type="float">
            <text:p>16527061881853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8300975" calcext:value-type="float">
            <text:p>16527061883009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8401959" calcext:value-type="float">
            <text:p>16527061884019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8501345" calcext:value-type="float">
            <text:p>16527061885013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8610229" calcext:value-type="float">
            <text:p>16527061886102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8718289" calcext:value-type="float">
            <text:p>16527061887182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8818462" calcext:value-type="float">
            <text:p>16527061888184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8921456" calcext:value-type="float">
            <text:p>16527061889214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031330" calcext:value-type="float">
            <text:p>16527061890313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148958" calcext:value-type="float">
            <text:p>16527061891489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234640" calcext:value-type="float">
            <text:p>16527061892346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357319" calcext:value-type="float">
            <text:p>16527061893573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447566" calcext:value-type="float">
            <text:p>16527061894475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546712" calcext:value-type="float">
            <text:p>16527061895467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670378" calcext:value-type="float">
            <text:p>16527061896703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753876" calcext:value-type="float">
            <text:p>16527061897538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864047" calcext:value-type="float">
            <text:p>16527061898640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89967590" calcext:value-type="float">
            <text:p>16527061899675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047590" calcext:value-type="float">
            <text:p>16527061900475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178856" calcext:value-type="float">
            <text:p>16527061901788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276978" calcext:value-type="float">
            <text:p>16527061902769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373681" calcext:value-type="float">
            <text:p>16527061903736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476741" calcext:value-type="float">
            <text:p>16527061904767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598319" calcext:value-type="float">
            <text:p>16527061905983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689330" calcext:value-type="float">
            <text:p>16527061906893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787129" calcext:value-type="float">
            <text:p>16527061907871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913633" calcext:value-type="float">
            <text:p>16527061909136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0993039" calcext:value-type="float">
            <text:p>16527061909930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06191108056" calcext:value-type="float">
            <text:p>1652706191108056</text:p>
          </table:table-cell>
          <table:table-cell table:number-columns-repeated="2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00/00/00</text:date>, <text:time style:data-style-name="N2" text:time-value="17:24:17.69648057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6T17:27:37.770773671</dc:date>
    <meta:editing-duration>PT4M53S</meta:editing-duration>
    <meta:editing-cycles>2</meta:editing-cycles>
    <meta:generator>LibreOffice/6.4.7.2$Linux_X86_64 LibreOffice_project/40$Build-2</meta:generator>
    <meta:document-statistic meta:table-count="1" meta:cell-count="11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40pt" style:font-size-asian="13pt" style:font-size-complex="13pt"/>
    </style:style>
    <style:style style:name="ch3" style:family="chart">
      <style:chart-properties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98cm" svg:height="21.708cm" xlink:href=".." xlink:type="simple" chart:class="chart:line" chart:style-name="ch1">
        <chart:title svg:x="18.744cm" svg:y="9.098cm" chart:style-name="ch2">
          <text:p>Group 14</text:p>
        </chart:title>
        <chart:subtitle svg:x="42.673cm" svg:y="6.965cm" chart:style-name="ch3">
          <text:p>video 144821</text:p>
        </chart:subtitle>
        <chart:legend chart:legend-position="end" svg:x="44.44cm" svg:y="10.306cm" style:legend-expansion="high" chart:style-name="ch4"/>
        <chart:plot-area chart:style-name="ch5" table:cell-range-address="outPut.A1:outPut.C368" chart:data-source-has-labels="both" svg:x="-0.085cm" svg:y="1.245cm" svg:width="42.518cm" svg:height="18.685cm">
          <chartooo:coordinate-region svg:x="2.152cm" svg:y="1.444cm" svg:width="40.141cm" svg:height="18.287cm"/>
          <chart:axis chart:dimension="x" chart:name="primary-x" chart:style-name="ch6" chartooo:axis-type="auto">
            <chartooo:date-scale/>
            <chart:categories table:cell-range-address="outPut.A2:outPut.A368"/>
          </chart:axis>
          <chart:axis chart:dimension="y" chart:name="primary-y" chart:style-name="ch6"/>
          <chart:series chart:style-name="ch7" chart:values-cell-range-address="outPut.B2:outPut.B368" chart:label-cell-address="outPut.B1:outPut.B1" chart:class="chart:line">
            <chart:data-point chart:repeated="367"/>
          </chart:series>
          <chart:series chart:style-name="ch8" chart:values-cell-range-address="outPut.C2:outPut.C368" chart:label-cell-address="outPut.C1:outPut.C1" chart:class="chart:line">
            <chart:data-point chart:repeated="3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undSteering</text:p>
                <draw:g>
                  <svg:desc>outPut.B1:outPut.B1</svg:desc>
                </draw:g>
              </table:table-cell>
              <table:table-cell office:value-type="string">
                <text:p> group_14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float" office:value="1652706146115057">
                <text:p>1652706146115057</text:p>
                <draw:g>
                  <svg:desc>outPut.A2:outPut.A368</svg:desc>
                </draw:g>
              </table:table-cell>
              <table:table-cell office:value-type="float" office:value="-0">
                <text:p>-0</text:p>
                <draw:g>
                  <svg:desc>outPut.B2:outPut.B368</svg:desc>
                </draw:g>
              </table:table-cell>
              <table:table-cell office:value-type="float" office:value="-0">
                <text:p>-0</text:p>
                <draw:g>
                  <svg:desc>outPut.C2:outPut.C368</svg:desc>
                </draw:g>
              </table:table-cell>
            </table:table-row>
            <table:table-row>
              <table:table-cell office:value-type="float" office:value="1652706152656170">
                <text:p>16527061526561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3318743">
                <text:p>165270615331874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3415360">
                <text:p>16527061534153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3519121">
                <text:p>16527061535191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3630846">
                <text:p>165270615363084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3750368">
                <text:p>16527061537503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3860489">
                <text:p>165270615386048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3947570">
                <text:p>16527061539475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060874">
                <text:p>16527061540608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154487">
                <text:p>165270615415448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249128">
                <text:p>165270615424912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404563">
                <text:p>16527061544045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461445">
                <text:p>16527061544614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582079">
                <text:p>16527061545820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685160">
                <text:p>16527061546851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801518">
                <text:p>16527061548015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890345">
                <text:p>16527061548903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4994231">
                <text:p>16527061549942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5080212">
                <text:p>16527061550802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5192269">
                <text:p>16527061551922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5284566">
                <text:p>1652706155284566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99082">
                <text:p>0.199082</text:p>
              </table:table-cell>
            </table:table-row>
            <table:table-row>
              <table:table-cell office:value-type="float" office:value="1652706155414503">
                <text:p>1652706155414503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5395">
                <text:p>0.205395</text:p>
              </table:table-cell>
            </table:table-row>
            <table:table-row>
              <table:table-cell office:value-type="float" office:value="1652706155500969">
                <text:p>1652706155500969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86086">
                <text:p>0.186086</text:p>
              </table:table-cell>
            </table:table-row>
            <table:table-row>
              <table:table-cell office:value-type="float" office:value="1652706155613913">
                <text:p>1652706155613913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3864">
                <text:p>0.13864</text:p>
              </table:table-cell>
            </table:table-row>
            <table:table-row>
              <table:table-cell office:value-type="float" office:value="1652706155715810">
                <text:p>1652706155715810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3202">
                <text:p>0.153202</text:p>
              </table:table-cell>
            </table:table-row>
            <table:table-row>
              <table:table-cell office:value-type="float" office:value="1652706155816990">
                <text:p>1652706155816990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9473">
                <text:p>0.159473</text:p>
              </table:table-cell>
            </table:table-row>
            <table:table-row>
              <table:table-cell office:value-type="float" office:value="1652706155918111">
                <text:p>1652706155918111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75798">
                <text:p>0.175798</text:p>
              </table:table-cell>
            </table:table-row>
            <table:table-row>
              <table:table-cell office:value-type="float" office:value="1652706156039282">
                <text:p>1652706156039282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66446">
                <text:p>0.166446</text:p>
              </table:table-cell>
            </table:table-row>
            <table:table-row>
              <table:table-cell office:value-type="float" office:value="1652706156113069">
                <text:p>1652706156113069</text:p>
              </table:table-cell>
              <table:table-cell office:value-type="float" office:value="0.149949">
                <text:p>0.149949</text:p>
              </table:table-cell>
              <table:table-cell office:value-type="float" office:value="0.178026">
                <text:p>0.178026</text:p>
              </table:table-cell>
            </table:table-row>
            <table:table-row>
              <table:table-cell office:value-type="float" office:value="1652706156221280">
                <text:p>1652706156221280</text:p>
              </table:table-cell>
              <table:table-cell office:value-type="float" office:value="0.149949">
                <text:p>0.149949</text:p>
              </table:table-cell>
              <table:table-cell office:value-type="float" office:value="0.218035">
                <text:p>0.218035</text:p>
              </table:table-cell>
            </table:table-row>
            <table:table-row>
              <table:table-cell office:value-type="float" office:value="1652706156345320">
                <text:p>1652706156345320</text:p>
              </table:table-cell>
              <table:table-cell office:value-type="float" office:value="0.131955">
                <text:p>0.131955</text:p>
              </table:table-cell>
              <table:table-cell office:value-type="float" office:value="0.199159">
                <text:p>0.199159</text:p>
              </table:table-cell>
            </table:table-row>
            <table:table-row>
              <table:table-cell office:value-type="float" office:value="1652706156434732">
                <text:p>165270615643473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4326">
                <text:p>0.24326</text:p>
              </table:table-cell>
            </table:table-row>
            <table:table-row>
              <table:table-cell office:value-type="float" office:value="1652706156537713">
                <text:p>1652706156537713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52844">
                <text:p>0.252844</text:p>
              </table:table-cell>
            </table:table-row>
            <table:table-row>
              <table:table-cell office:value-type="float" office:value="1652706156639425">
                <text:p>165270615663942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6762935">
                <text:p>1652706156762935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6851942">
                <text:p>1652706156851942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6954021">
                <text:p>1652706156954021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7086482">
                <text:p>1652706157086482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55289">
                <text:p>0.155289</text:p>
              </table:table-cell>
            </table:table-row>
            <table:table-row>
              <table:table-cell office:value-type="float" office:value="1652706157158606">
                <text:p>1652706157158606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4947">
                <text:p>0.204947</text:p>
              </table:table-cell>
            </table:table-row>
            <table:table-row>
              <table:table-cell office:value-type="float" office:value="1652706157267343">
                <text:p>1652706157267343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7367494">
                <text:p>1652706157367494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7460120">
                <text:p>1652706157460120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7582476">
                <text:p>1652706157582476</text:p>
              </table:table-cell>
              <table:table-cell office:value-type="float" office:value="0.101967">
                <text:p>0.10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7677713">
                <text:p>1652706157677713</text:p>
              </table:table-cell>
              <table:table-cell office:value-type="float" office:value="0.11396">
                <text:p>0.1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7779917">
                <text:p>1652706157779917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7906081">
                <text:p>1652706157906081</text:p>
              </table:table-cell>
              <table:table-cell office:value-type="float" office:value="0.11396">
                <text:p>0.1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7979554">
                <text:p>1652706157979554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8082357">
                <text:p>1652706158082357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8200126">
                <text:p>1652706158200126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8299223">
                <text:p>1652706158299223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8407293">
                <text:p>1652706158407293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58504315">
                <text:p>165270615850431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8610270">
                <text:p>16527061586102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8712517">
                <text:p>165270615871251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8804952">
                <text:p>165270615880495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58914196">
                <text:p>1652706158914196</text:p>
              </table:table-cell>
              <table:table-cell office:value-type="float" office:value="-0.113951">
                <text:p>-0.113951</text:p>
              </table:table-cell>
              <table:table-cell office:value-type="float" office:value="-0.152277">
                <text:p>-0.152277</text:p>
              </table:table-cell>
            </table:table-row>
            <table:table-row>
              <table:table-cell office:value-type="float" office:value="1652706159017124">
                <text:p>1652706159017124</text:p>
              </table:table-cell>
              <table:table-cell office:value-type="float" office:value="-0">
                <text:p>-0</text:p>
              </table:table-cell>
              <table:table-cell office:value-type="float" office:value="-0.138006">
                <text:p>-0.138006</text:p>
              </table:table-cell>
            </table:table-row>
            <table:table-row>
              <table:table-cell office:value-type="float" office:value="1652706159130277">
                <text:p>1652706159130277</text:p>
              </table:table-cell>
              <table:table-cell office:value-type="float" office:value="-0.0179858">
                <text:p>-0.0179858</text:p>
              </table:table-cell>
              <table:table-cell office:value-type="float" office:value="-0.167432">
                <text:p>-0.167432</text:p>
              </table:table-cell>
            </table:table-row>
            <table:table-row>
              <table:table-cell office:value-type="float" office:value="1652706159227941">
                <text:p>1652706159227941</text:p>
              </table:table-cell>
              <table:table-cell office:value-type="float" office:value="-0.0509744">
                <text:p>-0.0509744</text:p>
              </table:table-cell>
              <table:table-cell office:value-type="float" office:value="-0.181509">
                <text:p>-0.181509</text:p>
              </table:table-cell>
            </table:table-row>
            <table:table-row>
              <table:table-cell office:value-type="float" office:value="1652706159326951">
                <text:p>1652706159326951</text:p>
              </table:table-cell>
              <table:table-cell office:value-type="float" office:value="-0">
                <text:p>-0</text:p>
              </table:table-cell>
              <table:table-cell office:value-type="float" office:value="-0.204493">
                <text:p>-0.204493</text:p>
              </table:table-cell>
            </table:table-row>
            <table:table-row>
              <table:table-cell office:value-type="float" office:value="1652706159457918">
                <text:p>1652706159457918</text:p>
              </table:table-cell>
              <table:table-cell office:value-type="float" office:value="-0">
                <text:p>-0</text:p>
              </table:table-cell>
              <table:table-cell office:value-type="float" office:value="-0.182349">
                <text:p>-0.182349</text:p>
              </table:table-cell>
            </table:table-row>
            <table:table-row>
              <table:table-cell office:value-type="float" office:value="1652706159528921">
                <text:p>1652706159528921</text:p>
              </table:table-cell>
              <table:table-cell office:value-type="float" office:value="-0">
                <text:p>-0</text:p>
              </table:table-cell>
              <table:table-cell office:value-type="float" office:value="-0.196777">
                <text:p>-0.196777</text:p>
              </table:table-cell>
            </table:table-row>
            <table:table-row>
              <table:table-cell office:value-type="float" office:value="1652706159656286">
                <text:p>1652706159656286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224476">
                <text:p>-0.224476</text:p>
              </table:table-cell>
            </table:table-row>
            <table:table-row>
              <table:table-cell office:value-type="float" office:value="1652706159741896">
                <text:p>1652706159741896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247985">
                <text:p>-0.247985</text:p>
              </table:table-cell>
            </table:table-row>
            <table:table-row>
              <table:table-cell office:value-type="float" office:value="1652706159842459">
                <text:p>1652706159842459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238446">
                <text:p>-0.238446</text:p>
              </table:table-cell>
            </table:table-row>
            <table:table-row>
              <table:table-cell office:value-type="float" office:value="1652706159944003">
                <text:p>1652706159944003</text:p>
              </table:table-cell>
              <table:table-cell office:value-type="float" office:value="-0.179929">
                <text:p>-0.179929</text:p>
              </table:table-cell>
              <table:table-cell office:value-type="float" office:value="-0.281619">
                <text:p>-0.281619</text:p>
              </table:table-cell>
            </table:table-row>
            <table:table-row>
              <table:table-cell office:value-type="float" office:value="1652706160048848">
                <text:p>1652706160048848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306676">
                <text:p>-0.306676</text:p>
              </table:table-cell>
            </table:table-row>
            <table:table-row>
              <table:table-cell office:value-type="float" office:value="1652706160172344">
                <text:p>1652706160172344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312304">
                <text:p>-0.312304</text:p>
              </table:table-cell>
            </table:table-row>
            <table:table-row>
              <table:table-cell office:value-type="float" office:value="1652706160254758">
                <text:p>1652706160254758</text:p>
              </table:table-cell>
              <table:table-cell office:value-type="float" office:value="-0">
                <text:p>-0</text:p>
              </table:table-cell>
              <table:table-cell office:value-type="float" office:value="-0.315798">
                <text:p>-0.315798</text:p>
              </table:table-cell>
            </table:table-row>
            <table:table-row>
              <table:table-cell office:value-type="float" office:value="1652706160307578">
                <text:p>16527061603075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0492463">
                <text:p>16527061604924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0527360">
                <text:p>16527061605273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0616020">
                <text:p>1652706160616020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0726390">
                <text:p>1652706160726390</text:p>
              </table:table-cell>
              <table:table-cell office:value-type="float" office:value="-0.14694">
                <text:p>-0.1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0821803">
                <text:p>16527061608218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0946192">
                <text:p>16527061609461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1079153">
                <text:p>165270616107915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1162407">
                <text:p>16527061611624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1261139">
                <text:p>1652706161261139</text:p>
              </table:table-cell>
              <table:table-cell office:value-type="float" office:value="0.146949">
                <text:p>0.146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1368158">
                <text:p>1652706161368158</text:p>
              </table:table-cell>
              <table:table-cell office:value-type="float" office:value="-0">
                <text:p>-0</text:p>
              </table:table-cell>
              <table:table-cell office:value-type="float" office:value="0.216415">
                <text:p>0.216415</text:p>
              </table:table-cell>
            </table:table-row>
            <table:table-row>
              <table:table-cell office:value-type="float" office:value="1652706161504598">
                <text:p>1652706161504598</text:p>
              </table:table-cell>
              <table:table-cell office:value-type="float" office:value="-0">
                <text:p>-0</text:p>
              </table:table-cell>
              <table:table-cell office:value-type="float" office:value="0.178793">
                <text:p>0.178793</text:p>
              </table:table-cell>
            </table:table-row>
            <table:table-row>
              <table:table-cell office:value-type="float" office:value="1652706161562651">
                <text:p>1652706161562651</text:p>
              </table:table-cell>
              <table:table-cell office:value-type="float" office:value="-0">
                <text:p>-0</text:p>
              </table:table-cell>
              <table:table-cell office:value-type="float" office:value="0.204185">
                <text:p>0.204185</text:p>
              </table:table-cell>
            </table:table-row>
            <table:table-row>
              <table:table-cell office:value-type="float" office:value="1652706161687446">
                <text:p>1652706161687446</text:p>
              </table:table-cell>
              <table:table-cell office:value-type="float" office:value="0.161943">
                <text:p>0.161943</text:p>
              </table:table-cell>
              <table:table-cell office:value-type="float" office:value="0.204842">
                <text:p>0.204842</text:p>
              </table:table-cell>
            </table:table-row>
            <table:table-row>
              <table:table-cell office:value-type="float" office:value="1652706161764717">
                <text:p>1652706161764717</text:p>
              </table:table-cell>
              <table:table-cell office:value-type="float" office:value="0.143957">
                <text:p>0.143957</text:p>
              </table:table-cell>
              <table:table-cell office:value-type="float" office:value="0.272044">
                <text:p>0.272044</text:p>
              </table:table-cell>
            </table:table-row>
            <table:table-row>
              <table:table-cell office:value-type="float" office:value="1652706161901153">
                <text:p>165270616190115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24347">
                <text:p>0.224347</text:p>
              </table:table-cell>
            </table:table-row>
            <table:table-row>
              <table:table-cell office:value-type="float" office:value="1652706162012231">
                <text:p>1652706162012231</text:p>
              </table:table-cell>
              <table:table-cell office:value-type="float" office:value="0.0569845">
                <text:p>0.0569845</text:p>
              </table:table-cell>
              <table:table-cell office:value-type="float" office:value="0.235958">
                <text:p>0.235958</text:p>
              </table:table-cell>
            </table:table-row>
            <table:table-row>
              <table:table-cell office:value-type="float" office:value="1652706162080249">
                <text:p>1652706162080249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2181557">
                <text:p>1652706162181557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2356220">
                <text:p>165270616235622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2427220">
                <text:p>1652706162427220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2488020">
                <text:p>1652706162488020</text:p>
              </table:table-cell>
              <table:table-cell office:value-type="float" office:value="0.0809714">
                <text:p>0.0809714</text:p>
              </table:table-cell>
              <table:table-cell office:value-type="float" office:value="0.284174">
                <text:p>0.284174</text:p>
              </table:table-cell>
            </table:table-row>
            <table:table-row>
              <table:table-cell office:value-type="float" office:value="1652706162616824">
                <text:p>1652706162616824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77283">
                <text:p>0.277283</text:p>
              </table:table-cell>
            </table:table-row>
            <table:table-row>
              <table:table-cell office:value-type="float" office:value="1652706162700298">
                <text:p>1652706162700298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2817778">
                <text:p>1652706162817778</text:p>
              </table:table-cell>
              <table:table-cell office:value-type="float" office:value="0.236922">
                <text:p>0.236922</text:p>
              </table:table-cell>
              <table:table-cell office:value-type="float" office:value="0.166086">
                <text:p>0.166086</text:p>
              </table:table-cell>
            </table:table-row>
            <table:table-row>
              <table:table-cell office:value-type="float" office:value="1652706162953208">
                <text:p>1652706162953208</text:p>
              </table:table-cell>
              <table:table-cell office:value-type="float" office:value="0.242914">
                <text:p>0.242914</text:p>
              </table:table-cell>
              <table:table-cell office:value-type="float" office:value="0.236245">
                <text:p>0.236245</text:p>
              </table:table-cell>
            </table:table-row>
            <table:table-row>
              <table:table-cell office:value-type="float" office:value="1652706163052610">
                <text:p>1652706163052610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3164249">
                <text:p>1652706163164249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3218708">
                <text:p>1652706163218708</text:p>
              </table:table-cell>
              <table:table-cell office:value-type="float" office:value="-0">
                <text:p>-0</text:p>
              </table:table-cell>
              <table:table-cell office:value-type="float" office:value="0.299776">
                <text:p>0.299776</text:p>
              </table:table-cell>
            </table:table-row>
            <table:table-row>
              <table:table-cell office:value-type="float" office:value="1652706163327434">
                <text:p>1652706163327434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3427002">
                <text:p>1652706163427002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3531803">
                <text:p>1652706163531803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3659378">
                <text:p>1652706163659378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3746968">
                <text:p>1652706163746968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3876959">
                <text:p>1652706163876959</text:p>
              </table:table-cell>
              <table:table-cell office:value-type="float" office:value="0.029997">
                <text:p>0.02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3965250">
                <text:p>165270616396525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4077938">
                <text:p>16527061640779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4161749">
                <text:p>16527061641617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4260006">
                <text:p>1652706164260006</text:p>
              </table:table-cell>
              <table:table-cell office:value-type="float" office:value="-0">
                <text:p>-0</text:p>
              </table:table-cell>
              <table:table-cell office:value-type="float" office:value="0.118092">
                <text:p>0.118092</text:p>
              </table:table-cell>
            </table:table-row>
            <table:table-row>
              <table:table-cell office:value-type="float" office:value="1652706164391581">
                <text:p>1652706164391581</text:p>
              </table:table-cell>
              <table:table-cell office:value-type="float" office:value="0.131955">
                <text:p>0.131955</text:p>
              </table:table-cell>
              <table:table-cell office:value-type="float" office:value="0.154108">
                <text:p>0.154108</text:p>
              </table:table-cell>
            </table:table-row>
            <table:table-row>
              <table:table-cell office:value-type="float" office:value="1652706164475041">
                <text:p>1652706164475041</text:p>
              </table:table-cell>
              <table:table-cell office:value-type="float" office:value="0.251916">
                <text:p>0.251916</text:p>
              </table:table-cell>
              <table:table-cell office:value-type="float" office:value="0.138287">
                <text:p>0.138287</text:p>
              </table:table-cell>
            </table:table-row>
            <table:table-row>
              <table:table-cell office:value-type="float" office:value="1652706164589839">
                <text:p>1652706164589839</text:p>
              </table:table-cell>
              <table:table-cell office:value-type="float" office:value="0.290888">
                <text:p>0.290888</text:p>
              </table:table-cell>
              <table:table-cell office:value-type="float" office:value="0.156146">
                <text:p>0.156146</text:p>
              </table:table-cell>
            </table:table-row>
            <table:table-row>
              <table:table-cell office:value-type="float" office:value="1652706164698041">
                <text:p>1652706164698041</text:p>
              </table:table-cell>
              <table:table-cell office:value-type="float" office:value="0.290888">
                <text:p>0.290888</text:p>
              </table:table-cell>
              <table:table-cell office:value-type="float" office:value="0.149479">
                <text:p>0.149479</text:p>
              </table:table-cell>
            </table:table-row>
            <table:table-row>
              <table:table-cell office:value-type="float" office:value="1652706164794042">
                <text:p>1652706164794042</text:p>
              </table:table-cell>
              <table:table-cell office:value-type="float" office:value="0.185939">
                <text:p>0.185939</text:p>
              </table:table-cell>
              <table:table-cell office:value-type="float" office:value="0.184481">
                <text:p>0.184481</text:p>
              </table:table-cell>
            </table:table-row>
            <table:table-row>
              <table:table-cell office:value-type="float" office:value="1652706164901986">
                <text:p>1652706164901986</text:p>
              </table:table-cell>
              <table:table-cell office:value-type="float" office:value="-0">
                <text:p>-0</text:p>
              </table:table-cell>
              <table:table-cell office:value-type="float" office:value="0.191184">
                <text:p>0.191184</text:p>
              </table:table-cell>
            </table:table-row>
            <table:table-row>
              <table:table-cell office:value-type="float" office:value="1652706164997260">
                <text:p>16527061649972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5103341">
                <text:p>165270616510334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5195524">
                <text:p>16527061651955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5304630">
                <text:p>16527061653046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5399782">
                <text:p>165270616539978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5513327">
                <text:p>1652706165513327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5623364">
                <text:p>1652706165623364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5714625">
                <text:p>1652706165714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5828297">
                <text:p>1652706165828297</text:p>
              </table:table-cell>
              <table:table-cell office:value-type="float" office:value="-0">
                <text:p>-0</text:p>
              </table:table-cell>
              <table:table-cell office:value-type="float" office:value="-0.373497">
                <text:p>-0.373497</text:p>
              </table:table-cell>
            </table:table-row>
            <table:table-row>
              <table:table-cell office:value-type="float" office:value="1652706165930982">
                <text:p>1652706165930982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6030342">
                <text:p>165270616603034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133047">
                <text:p>16527061661330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241745">
                <text:p>16527061662417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356170">
                <text:p>16527061663561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452549">
                <text:p>16527061664525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563663">
                <text:p>16527061665636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658589">
                <text:p>165270616665858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769784">
                <text:p>165270616676978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860310">
                <text:p>16527061668603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6964237">
                <text:p>16527061669642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7078840">
                <text:p>16527061670788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7197743">
                <text:p>165270616719774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7284034">
                <text:p>165270616728403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7390148">
                <text:p>16527061673901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7486459">
                <text:p>165270616748645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7597054">
                <text:p>165270616759705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7694783">
                <text:p>165270616769478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7793742">
                <text:p>165270616779374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7902840">
                <text:p>1652706167902840</text:p>
              </table:table-cell>
              <table:table-cell office:value-type="float" office:value="0.260909">
                <text:p>0.26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7990824">
                <text:p>1652706167990824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8099712">
                <text:p>16527061680997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8199024">
                <text:p>16527061681990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8335848">
                <text:p>16527061683358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8418592">
                <text:p>16527061684185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8474462">
                <text:p>165270616847446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8609068">
                <text:p>1652706168609068</text:p>
              </table:table-cell>
              <table:table-cell office:value-type="float" office:value="0.203933">
                <text:p>0.203933</text:p>
              </table:table-cell>
              <table:table-cell office:value-type="float" office:value="0.0962534">
                <text:p>0.0962534</text:p>
              </table:table-cell>
            </table:table-row>
            <table:table-row>
              <table:table-cell office:value-type="float" office:value="1652706168725481">
                <text:p>1652706168725481</text:p>
              </table:table-cell>
              <table:table-cell office:value-type="float" office:value="0.200933">
                <text:p>0.200933</text:p>
              </table:table-cell>
              <table:table-cell office:value-type="float" office:value="0.144073">
                <text:p>0.144073</text:p>
              </table:table-cell>
            </table:table-row>
            <table:table-row>
              <table:table-cell office:value-type="float" office:value="1652706168785298">
                <text:p>1652706168785298</text:p>
              </table:table-cell>
              <table:table-cell office:value-type="float" office:value="0.185939">
                <text:p>0.185939</text:p>
              </table:table-cell>
              <table:table-cell office:value-type="float" office:value="0.133394">
                <text:p>0.133394</text:p>
              </table:table-cell>
            </table:table-row>
            <table:table-row>
              <table:table-cell office:value-type="float" office:value="1652706168934938">
                <text:p>1652706168934938</text:p>
              </table:table-cell>
              <table:table-cell office:value-type="float" office:value="0.179937">
                <text:p>0.179937</text:p>
              </table:table-cell>
              <table:table-cell office:value-type="float" office:value="0.135294">
                <text:p>0.135294</text:p>
              </table:table-cell>
            </table:table-row>
            <table:table-row>
              <table:table-cell office:value-type="float" office:value="1652706169027628">
                <text:p>1652706169027628</text:p>
              </table:table-cell>
              <table:table-cell office:value-type="float" office:value="0.221928">
                <text:p>0.221928</text:p>
              </table:table-cell>
              <table:table-cell office:value-type="float" office:value="0.191184">
                <text:p>0.191184</text:p>
              </table:table-cell>
            </table:table-row>
            <table:table-row>
              <table:table-cell office:value-type="float" office:value="1652706169124299">
                <text:p>1652706169124299</text:p>
              </table:table-cell>
              <table:table-cell office:value-type="float" office:value="0.128963">
                <text:p>0.128963</text:p>
              </table:table-cell>
              <table:table-cell office:value-type="float" office:value="0.14889">
                <text:p>0.14889</text:p>
              </table:table-cell>
            </table:table-row>
            <table:table-row>
              <table:table-cell office:value-type="float" office:value="1652706169242765">
                <text:p>1652706169242765</text:p>
              </table:table-cell>
              <table:table-cell office:value-type="float" office:value="-0">
                <text:p>-0</text:p>
              </table:table-cell>
              <table:table-cell office:value-type="float" office:value="0.196659">
                <text:p>0.196659</text:p>
              </table:table-cell>
            </table:table-row>
            <table:table-row>
              <table:table-cell office:value-type="float" office:value="1652706169345656">
                <text:p>16527061693456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9442745">
                <text:p>16527061694427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9562348">
                <text:p>16527061695623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9682974">
                <text:p>165270616968297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69762699">
                <text:p>1652706169762699</text:p>
              </table:table-cell>
              <table:table-cell office:value-type="float" office:value="0.203933">
                <text:p>0.20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9840923">
                <text:p>1652706169840923</text:p>
              </table:table-cell>
              <table:table-cell office:value-type="float" office:value="0.0929737">
                <text:p>0.0929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69960809">
                <text:p>1652706169960809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0074600">
                <text:p>1652706170074600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0172669">
                <text:p>1652706170172669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0277495">
                <text:p>165270617027749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0388447">
                <text:p>1652706170388447</text:p>
              </table:table-cell>
              <table:table-cell office:value-type="float" office:value="-0">
                <text:p>-0</text:p>
              </table:table-cell>
              <table:table-cell office:value-type="float" office:value="-0.362544">
                <text:p>-0.362544</text:p>
              </table:table-cell>
            </table:table-row>
            <table:table-row>
              <table:table-cell office:value-type="float" office:value="1652706170495259">
                <text:p>165270617049525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0607267">
                <text:p>16527061706072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0691556">
                <text:p>1652706170691556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0801960">
                <text:p>1652706170801960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0907781">
                <text:p>165270617090778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043800">
                <text:p>165270617104380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103850">
                <text:p>165270617110385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217803">
                <text:p>16527061712178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316197">
                <text:p>165270617131619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433396">
                <text:p>165270617143339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540707">
                <text:p>16527061715407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635190">
                <text:p>1652706171635190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1736691">
                <text:p>165270617173669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859938">
                <text:p>16527061718599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1938412">
                <text:p>16527061719384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043452">
                <text:p>165270617204345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136264">
                <text:p>16527061721362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242705">
                <text:p>165270617224270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343018">
                <text:p>165270617234301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449094">
                <text:p>1652706172449094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2553937">
                <text:p>16527061725539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669990">
                <text:p>165270617266999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768330">
                <text:p>16527061727683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862552">
                <text:p>165270617286255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2970535">
                <text:p>165270617297053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3062435">
                <text:p>165270617306243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3176481">
                <text:p>165270617317648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3272176">
                <text:p>16527061732721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3377819">
                <text:p>1652706173377819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3476247">
                <text:p>1652706173476247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3584680">
                <text:p>1652706173584680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3706982">
                <text:p>1652706173706982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3792109">
                <text:p>1652706173792109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3905024">
                <text:p>16527061739050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4010437">
                <text:p>16527061740104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4125097">
                <text:p>165270617412509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4207992">
                <text:p>16527061742079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4323852">
                <text:p>1652706174323852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58773">
                <text:p>0.158773</text:p>
              </table:table-cell>
            </table:table-row>
            <table:table-row>
              <table:table-cell office:value-type="float" office:value="1652706174425744">
                <text:p>1652706174425744</text:p>
              </table:table-cell>
              <table:table-cell office:value-type="float" office:value="0.0239958">
                <text:p>0.0239958</text:p>
              </table:table-cell>
              <table:table-cell office:value-type="float" office:value="0.0980453">
                <text:p>0.0980453</text:p>
              </table:table-cell>
            </table:table-row>
            <table:table-row>
              <table:table-cell office:value-type="float" office:value="1652706174534283">
                <text:p>1652706174534283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24355">
                <text:p>0.124355</text:p>
              </table:table-cell>
            </table:table-row>
            <table:table-row>
              <table:table-cell office:value-type="float" office:value="1652706174623755">
                <text:p>1652706174623755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03427">
                <text:p>0.103427</text:p>
              </table:table-cell>
            </table:table-row>
            <table:table-row>
              <table:table-cell office:value-type="float" office:value="1652706174722712">
                <text:p>165270617472271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11394">
                <text:p>0.111394</text:p>
              </table:table-cell>
            </table:table-row>
            <table:table-row>
              <table:table-cell office:value-type="float" office:value="1652706174856099">
                <text:p>1652706174856099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06713">
                <text:p>0.206713</text:p>
              </table:table-cell>
            </table:table-row>
            <table:table-row>
              <table:table-cell office:value-type="float" office:value="1652706174937202">
                <text:p>1652706174937202</text:p>
              </table:table-cell>
              <table:table-cell office:value-type="float" office:value="0.0689779">
                <text:p>0.0689779</text:p>
              </table:table-cell>
              <table:table-cell office:value-type="float" office:value="0.198244">
                <text:p>0.198244</text:p>
              </table:table-cell>
            </table:table-row>
            <table:table-row>
              <table:table-cell office:value-type="float" office:value="1652706175075679">
                <text:p>1652706175075679</text:p>
              </table:table-cell>
              <table:table-cell office:value-type="float" office:value="0.0689779">
                <text:p>0.0689779</text:p>
              </table:table-cell>
              <table:table-cell office:value-type="float" office:value="-0.0937835">
                <text:p>-0.0937835</text:p>
              </table:table-cell>
            </table:table-row>
            <table:table-row>
              <table:table-cell office:value-type="float" office:value="1652706175125736">
                <text:p>1652706175125736</text:p>
              </table:table-cell>
              <table:table-cell office:value-type="float" office:value="0.098966">
                <text:p>0.098966</text:p>
              </table:table-cell>
              <table:table-cell office:value-type="float" office:value="-0.0855053">
                <text:p>-0.0855053</text:p>
              </table:table-cell>
            </table:table-row>
            <table:table-row>
              <table:table-cell office:value-type="float" office:value="1652706175228681">
                <text:p>1652706175228681</text:p>
              </table:table-cell>
              <table:table-cell office:value-type="float" office:value="0.098966">
                <text:p>0.098966</text:p>
              </table:table-cell>
              <table:table-cell office:value-type="float" office:value="-0.070732">
                <text:p>-0.070732</text:p>
              </table:table-cell>
            </table:table-row>
            <table:table-row>
              <table:table-cell office:value-type="float" office:value="1652706175346149">
                <text:p>1652706175346149</text:p>
              </table:table-cell>
              <table:table-cell office:value-type="float" office:value="0.182938">
                <text:p>0.1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5428533">
                <text:p>1652706175428533</text:p>
              </table:table-cell>
              <table:table-cell office:value-type="float" office:value="0.212926">
                <text:p>0.212926</text:p>
              </table:table-cell>
              <table:table-cell office:value-type="float" office:value="-0.0459041">
                <text:p>-0.0459041</text:p>
              </table:table-cell>
            </table:table-row>
            <table:table-row>
              <table:table-cell office:value-type="float" office:value="1652706175560626">
                <text:p>1652706175560626</text:p>
              </table:table-cell>
              <table:table-cell office:value-type="float" office:value="0.290888">
                <text:p>0.290888</text:p>
              </table:table-cell>
              <table:table-cell office:value-type="float" office:value="-0.0809744">
                <text:p>-0.0809744</text:p>
              </table:table-cell>
            </table:table-row>
            <table:table-row>
              <table:table-cell office:value-type="float" office:value="1652706175649353">
                <text:p>1652706175649353</text:p>
              </table:table-cell>
              <table:table-cell office:value-type="float" office:value="0.290888">
                <text:p>0.290888</text:p>
              </table:table-cell>
              <table:table-cell office:value-type="float" office:value="-0.0784103">
                <text:p>-0.0784103</text:p>
              </table:table-cell>
            </table:table-row>
            <table:table-row>
              <table:table-cell office:value-type="float" office:value="1652706175768240">
                <text:p>1652706175768240</text:p>
              </table:table-cell>
              <table:table-cell office:value-type="float" office:value="0.290888">
                <text:p>0.290888</text:p>
              </table:table-cell>
              <table:table-cell office:value-type="float" office:value="0.00334447">
                <text:p>0.00334447</text:p>
              </table:table-cell>
            </table:table-row>
            <table:table-row>
              <table:table-cell office:value-type="float" office:value="1652706175859724">
                <text:p>1652706175859724</text:p>
              </table:table-cell>
              <table:table-cell office:value-type="float" office:value="0.290888">
                <text:p>0.290888</text:p>
              </table:table-cell>
              <table:table-cell office:value-type="float" office:value="0.281571">
                <text:p>0.281571</text:p>
              </table:table-cell>
            </table:table-row>
            <table:table-row>
              <table:table-cell office:value-type="float" office:value="1652706175968952">
                <text:p>165270617596895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6081888">
                <text:p>1652706176081888</text:p>
              </table:table-cell>
              <table:table-cell office:value-type="float" office:value="0.242914">
                <text:p>0.242914</text:p>
              </table:table-cell>
              <table:table-cell office:value-type="float" office:value="0.358771">
                <text:p>0.358771</text:p>
              </table:table-cell>
            </table:table-row>
            <table:table-row>
              <table:table-cell office:value-type="float" office:value="1652706176187689">
                <text:p>1652706176187689</text:p>
              </table:table-cell>
              <table:table-cell office:value-type="float" office:value="-0">
                <text:p>-0</text:p>
              </table:table-cell>
              <table:table-cell office:value-type="float" office:value="0.360837">
                <text:p>0.360837</text:p>
              </table:table-cell>
            </table:table-row>
            <table:table-row>
              <table:table-cell office:value-type="float" office:value="1652706176290199">
                <text:p>165270617629019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6392629">
                <text:p>16527061763926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6503664">
                <text:p>16527061765036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6610878">
                <text:p>1652706176610878</text:p>
              </table:table-cell>
              <table:table-cell office:value-type="float" office:value="-0.053975">
                <text:p>-0.05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6709915">
                <text:p>165270617670991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6814594">
                <text:p>1652706176814594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6929430">
                <text:p>1652706176929430</text:p>
              </table:table-cell>
              <table:table-cell office:value-type="float" office:value="-0">
                <text:p>-0</text:p>
              </table:table-cell>
              <table:table-cell office:value-type="float" office:value="0.467311">
                <text:p>0.467311</text:p>
              </table:table-cell>
            </table:table-row>
            <table:table-row>
              <table:table-cell office:value-type="float" office:value="1652706177007546">
                <text:p>165270617700754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7123755">
                <text:p>1652706177123755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7373681">
                <text:p>165270617737368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7420025">
                <text:p>16527061774200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7534628">
                <text:p>165270617753462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7641687">
                <text:p>165270617764168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7734864">
                <text:p>1652706177734864</text:p>
              </table:table-cell>
              <table:table-cell office:value-type="float" office:value="-0">
                <text:p>-0</text:p>
              </table:table-cell>
              <table:table-cell office:value-type="float" office:value="0.0821675">
                <text:p>0.0821675</text:p>
              </table:table-cell>
            </table:table-row>
            <table:table-row>
              <table:table-cell office:value-type="float" office:value="1652706177844621">
                <text:p>16527061778446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7942163">
                <text:p>1652706177942163</text:p>
              </table:table-cell>
              <table:table-cell office:value-type="float" office:value="-0">
                <text:p>-0</text:p>
              </table:table-cell>
              <table:table-cell office:value-type="float" office:value="0.27491">
                <text:p>0.27491</text:p>
              </table:table-cell>
            </table:table-row>
            <table:table-row>
              <table:table-cell office:value-type="float" office:value="1652706178053088">
                <text:p>165270617805308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8158443">
                <text:p>1652706178158443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8269436">
                <text:p>1652706178269436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8358479">
                <text:p>16527061783584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8463100">
                <text:p>165270617846310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8588549">
                <text:p>16527061785885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8673903">
                <text:p>16527061786739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8789000">
                <text:p>165270617878900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8838828">
                <text:p>165270617883882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8958389">
                <text:p>1652706178958389</text:p>
              </table:table-cell>
              <table:table-cell office:value-type="float" office:value="-0.0269875">
                <text:p>-0.026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9053076">
                <text:p>1652706179053076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79172277">
                <text:p>165270617917227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9280660">
                <text:p>16527061792806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9371258">
                <text:p>16527061793712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79471448">
                <text:p>1652706179471448</text:p>
              </table:table-cell>
              <table:table-cell office:value-type="float" office:value="0.0479916">
                <text:p>0.0479916</text:p>
              </table:table-cell>
              <table:table-cell office:value-type="float" office:value="0.161254">
                <text:p>0.161254</text:p>
              </table:table-cell>
            </table:table-row>
            <table:table-row>
              <table:table-cell office:value-type="float" office:value="1652706179593520">
                <text:p>1652706179593520</text:p>
              </table:table-cell>
              <table:table-cell office:value-type="float" office:value="0.221928">
                <text:p>0.221928</text:p>
              </table:table-cell>
              <table:table-cell office:value-type="float" office:value="0.233374">
                <text:p>0.233374</text:p>
              </table:table-cell>
            </table:table-row>
            <table:table-row>
              <table:table-cell office:value-type="float" office:value="1652706179699384">
                <text:p>1652706179699384</text:p>
              </table:table-cell>
              <table:table-cell office:value-type="float" office:value="0.125962">
                <text:p>0.125962</text:p>
              </table:table-cell>
              <table:table-cell office:value-type="float" office:value="0.146484">
                <text:p>0.146484</text:p>
              </table:table-cell>
            </table:table-row>
            <table:table-row>
              <table:table-cell office:value-type="float" office:value="1652706179815043">
                <text:p>1652706179815043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.151808">
                <text:p>0.151808</text:p>
              </table:table-cell>
            </table:table-row>
            <table:table-row>
              <table:table-cell office:value-type="float" office:value="1652706179918351">
                <text:p>1652706179918351</text:p>
              </table:table-cell>
              <table:table-cell office:value-type="float" office:value="0.233921">
                <text:p>0.233921</text:p>
              </table:table-cell>
              <table:table-cell office:value-type="float" office:value="0.231992">
                <text:p>0.231992</text:p>
              </table:table-cell>
            </table:table-row>
            <table:table-row>
              <table:table-cell office:value-type="float" office:value="1652706180010513">
                <text:p>1652706180010513</text:p>
              </table:table-cell>
              <table:table-cell office:value-type="float" office:value="0.206934">
                <text:p>0.206934</text:p>
              </table:table-cell>
              <table:table-cell office:value-type="float" office:value="0.187736">
                <text:p>0.187736</text:p>
              </table:table-cell>
            </table:table-row>
            <table:table-row>
              <table:table-cell office:value-type="float" office:value="1652706180106017">
                <text:p>1652706180106017</text:p>
              </table:table-cell>
              <table:table-cell office:value-type="float" office:value="0.197932">
                <text:p>0.197932</text:p>
              </table:table-cell>
              <table:table-cell office:value-type="float" office:value="0.111065">
                <text:p>0.111065</text:p>
              </table:table-cell>
            </table:table-row>
            <table:table-row>
              <table:table-cell office:value-type="float" office:value="1652706180223498">
                <text:p>1652706180223498</text:p>
              </table:table-cell>
              <table:table-cell office:value-type="float" office:value="0.164943">
                <text:p>0.164943</text:p>
              </table:table-cell>
              <table:table-cell office:value-type="float" office:value="0.205834">
                <text:p>0.205834</text:p>
              </table:table-cell>
            </table:table-row>
            <table:table-row>
              <table:table-cell office:value-type="float" office:value="1652706180317644">
                <text:p>1652706180317644</text:p>
              </table:table-cell>
              <table:table-cell office:value-type="float" office:value="0.164943">
                <text:p>0.164943</text:p>
              </table:table-cell>
              <table:table-cell office:value-type="float" office:value="0.181701">
                <text:p>0.181701</text:p>
              </table:table-cell>
            </table:table-row>
            <table:table-row>
              <table:table-cell office:value-type="float" office:value="1652706180425522">
                <text:p>1652706180425522</text:p>
              </table:table-cell>
              <table:table-cell office:value-type="float" office:value="0.140956">
                <text:p>0.140956</text:p>
              </table:table-cell>
              <table:table-cell office:value-type="float" office:value="0.155595">
                <text:p>0.155595</text:p>
              </table:table-cell>
            </table:table-row>
            <table:table-row>
              <table:table-cell office:value-type="float" office:value="1652706180541528">
                <text:p>165270618054152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5991">
                <text:p>0.205991</text:p>
              </table:table-cell>
            </table:table-row>
            <table:table-row>
              <table:table-cell office:value-type="float" office:value="1652706180642977">
                <text:p>1652706180642977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0739587">
                <text:p>165270618073958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0840725">
                <text:p>16527061808407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0962129">
                <text:p>16527061809621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1051712">
                <text:p>16527061810517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1148536">
                <text:p>16527061811485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1255807">
                <text:p>1652706181255807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1355191">
                <text:p>1652706181355191</text:p>
              </table:table-cell>
              <table:table-cell office:value-type="float" office:value="0.185939">
                <text:p>0.18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1475110">
                <text:p>1652706181475110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1571217">
                <text:p>1652706181571217</text:p>
              </table:table-cell>
              <table:table-cell office:value-type="float" office:value="0.173945">
                <text:p>0.17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1670865">
                <text:p>1652706181670865</text:p>
              </table:table-cell>
              <table:table-cell office:value-type="float" office:value="0.0539839">
                <text:p>0.0539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1783498">
                <text:p>165270618178349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1876779">
                <text:p>165270618187677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1998875">
                <text:p>1652706181998875</text:p>
              </table:table-cell>
              <table:table-cell office:value-type="float" office:value="-0">
                <text:p>-0</text:p>
              </table:table-cell>
              <table:table-cell office:value-type="float" office:value="-0.236849">
                <text:p>-0.236849</text:p>
              </table:table-cell>
            </table:table-row>
            <table:table-row>
              <table:table-cell office:value-type="float" office:value="1652706182084748">
                <text:p>1652706182084748</text:p>
              </table:table-cell>
              <table:table-cell office:value-type="float" office:value="-0">
                <text:p>-0</text:p>
              </table:table-cell>
              <table:table-cell office:value-type="float" office:value="-0.122401">
                <text:p>-0.122401</text:p>
              </table:table-cell>
            </table:table-row>
            <table:table-row>
              <table:table-cell office:value-type="float" office:value="1652706182185040">
                <text:p>1652706182185040</text:p>
              </table:table-cell>
              <table:table-cell office:value-type="float" office:value="-0.239914">
                <text:p>-0.239914</text:p>
              </table:table-cell>
              <table:table-cell office:value-type="float" office:value="-0.140658">
                <text:p>-0.140658</text:p>
              </table:table-cell>
            </table:table-row>
            <table:table-row>
              <table:table-cell office:value-type="float" office:value="1652706182275055">
                <text:p>1652706182275055</text:p>
              </table:table-cell>
              <table:table-cell office:value-type="float" office:value="-0">
                <text:p>-0</text:p>
              </table:table-cell>
              <table:table-cell office:value-type="float" office:value="-0.15746">
                <text:p>-0.15746</text:p>
              </table:table-cell>
            </table:table-row>
            <table:table-row>
              <table:table-cell office:value-type="float" office:value="1652706182384030">
                <text:p>1652706182384030</text:p>
              </table:table-cell>
              <table:table-cell office:value-type="float" office:value="-0">
                <text:p>-0</text:p>
              </table:table-cell>
              <table:table-cell office:value-type="float" office:value="-0.174377">
                <text:p>-0.174377</text:p>
              </table:table-cell>
            </table:table-row>
            <table:table-row>
              <table:table-cell office:value-type="float" office:value="1652706182488807">
                <text:p>1652706182488807</text:p>
              </table:table-cell>
              <table:table-cell office:value-type="float" office:value="-0">
                <text:p>-0</text:p>
              </table:table-cell>
              <table:table-cell office:value-type="float" office:value="-0.219634">
                <text:p>-0.219634</text:p>
              </table:table-cell>
            </table:table-row>
            <table:table-row>
              <table:table-cell office:value-type="float" office:value="1652706182589856">
                <text:p>1652706182589856</text:p>
              </table:table-cell>
              <table:table-cell office:value-type="float" office:value="-0.137947">
                <text:p>-0.137947</text:p>
              </table:table-cell>
              <table:table-cell office:value-type="float" office:value="-0.21232">
                <text:p>-0.21232</text:p>
              </table:table-cell>
            </table:table-row>
            <table:table-row>
              <table:table-cell office:value-type="float" office:value="1652706182687665">
                <text:p>1652706182687665</text:p>
              </table:table-cell>
              <table:table-cell office:value-type="float" office:value="-0">
                <text:p>-0</text:p>
              </table:table-cell>
              <table:table-cell office:value-type="float" office:value="-0.20089">
                <text:p>-0.20089</text:p>
              </table:table-cell>
            </table:table-row>
            <table:table-row>
              <table:table-cell office:value-type="float" office:value="1652706182788624">
                <text:p>1652706182788624</text:p>
              </table:table-cell>
              <table:table-cell office:value-type="float" office:value="-0">
                <text:p>-0</text:p>
              </table:table-cell>
              <table:table-cell office:value-type="float" office:value="-0.229558">
                <text:p>-0.229558</text:p>
              </table:table-cell>
            </table:table-row>
            <table:table-row>
              <table:table-cell office:value-type="float" office:value="1652706182905870">
                <text:p>1652706182905870</text:p>
              </table:table-cell>
              <table:table-cell office:value-type="float" office:value="-0.152941">
                <text:p>-0.152941</text:p>
              </table:table-cell>
              <table:table-cell office:value-type="float" office:value="-0.221013">
                <text:p>-0.221013</text:p>
              </table:table-cell>
            </table:table-row>
            <table:table-row>
              <table:table-cell office:value-type="float" office:value="1652706183019180">
                <text:p>1652706183019180</text:p>
              </table:table-cell>
              <table:table-cell office:value-type="float" office:value="-0">
                <text:p>-0</text:p>
              </table:table-cell>
              <table:table-cell office:value-type="float" office:value="-0.288324">
                <text:p>-0.288324</text:p>
              </table:table-cell>
            </table:table-row>
            <table:table-row>
              <table:table-cell office:value-type="float" office:value="1652706183121656">
                <text:p>1652706183121656</text:p>
              </table:table-cell>
              <table:table-cell office:value-type="float" office:value="-0">
                <text:p>-0</text:p>
              </table:table-cell>
              <table:table-cell office:value-type="float" office:value="-0.295172">
                <text:p>-0.295172</text:p>
              </table:table-cell>
            </table:table-row>
            <table:table-row>
              <table:table-cell office:value-type="float" office:value="1652706183210944">
                <text:p>1652706183210944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334737">
                <text:p>-0.334737</text:p>
              </table:table-cell>
            </table:table-row>
            <table:table-row>
              <table:table-cell office:value-type="float" office:value="1652706183317952">
                <text:p>1652706183317952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380506">
                <text:p>-0.380506</text:p>
              </table:table-cell>
            </table:table-row>
            <table:table-row>
              <table:table-cell office:value-type="float" office:value="1652706183434812">
                <text:p>1652706183434812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439524">
                <text:p>-0.439524</text:p>
              </table:table-cell>
            </table:table-row>
            <table:table-row>
              <table:table-cell office:value-type="float" office:value="1652706183526633">
                <text:p>1652706183526633</text:p>
              </table:table-cell>
              <table:table-cell office:value-type="float" office:value="-0">
                <text:p>-0</text:p>
              </table:table-cell>
              <table:table-cell office:value-type="float" office:value="-0.439843">
                <text:p>-0.439843</text:p>
              </table:table-cell>
            </table:table-row>
            <table:table-row>
              <table:table-cell office:value-type="float" office:value="1652706183639385">
                <text:p>1652706183639385</text:p>
              </table:table-cell>
              <table:table-cell office:value-type="float" office:value="-0">
                <text:p>-0</text:p>
              </table:table-cell>
              <table:table-cell office:value-type="float" office:value="-0.402158">
                <text:p>-0.402158</text:p>
              </table:table-cell>
            </table:table-row>
            <table:table-row>
              <table:table-cell office:value-type="float" office:value="1652706183734836">
                <text:p>1652706183734836</text:p>
              </table:table-cell>
              <table:table-cell office:value-type="float" office:value="-0.014994">
                <text:p>-0.014994</text:p>
              </table:table-cell>
              <table:table-cell office:value-type="float" office:value="-0.372988">
                <text:p>-0.372988</text:p>
              </table:table-cell>
            </table:table-row>
            <table:table-row>
              <table:table-cell office:value-type="float" office:value="1652706183865301">
                <text:p>1652706183865301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3964798">
                <text:p>165270618396479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4058551">
                <text:p>1652706184058551</text:p>
              </table:table-cell>
              <table:table-cell office:value-type="float" office:value="-0">
                <text:p>-0</text:p>
              </table:table-cell>
              <table:table-cell office:value-type="float" office:value="-0.472766">
                <text:p>-0.472766</text:p>
              </table:table-cell>
            </table:table-row>
            <table:table-row>
              <table:table-cell office:value-type="float" office:value="1652706184162215">
                <text:p>1652706184162215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4283215">
                <text:p>1652706184283215</text:p>
              </table:table-cell>
              <table:table-cell office:value-type="float" office:value="-0.0989571">
                <text:p>-0.0989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4378912">
                <text:p>16527061843789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4473310">
                <text:p>16527061844733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4581016">
                <text:p>16527061845810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4664735">
                <text:p>1652706184664735</text:p>
              </table:table-cell>
              <table:table-cell office:value-type="float" office:value="-0.0599762">
                <text:p>-0.059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4775096">
                <text:p>165270618477509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4896764">
                <text:p>16527061848967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4995069">
                <text:p>16527061849950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5070544">
                <text:p>1652706185070544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35264">
                <text:p>0.135264</text:p>
              </table:table-cell>
            </table:table-row>
            <table:table-row>
              <table:table-cell office:value-type="float" office:value="1652706185205416">
                <text:p>1652706185205416</text:p>
              </table:table-cell>
              <table:table-cell office:value-type="float" office:value="0.290888">
                <text:p>0.290888</text:p>
              </table:table-cell>
              <table:table-cell office:value-type="float" office:value="0.168597">
                <text:p>0.168597</text:p>
              </table:table-cell>
            </table:table-row>
            <table:table-row>
              <table:table-cell office:value-type="float" office:value="1652706185313031">
                <text:p>1652706185313031</text:p>
              </table:table-cell>
              <table:table-cell office:value-type="float" office:value="0.290888">
                <text:p>0.290888</text:p>
              </table:table-cell>
              <table:table-cell office:value-type="float" office:value="0.171818">
                <text:p>0.171818</text:p>
              </table:table-cell>
            </table:table-row>
            <table:table-row>
              <table:table-cell office:value-type="float" office:value="1652706185383898">
                <text:p>1652706185383898</text:p>
              </table:table-cell>
              <table:table-cell office:value-type="float" office:value="-0">
                <text:p>-0</text:p>
              </table:table-cell>
              <table:table-cell office:value-type="float" office:value="0.165579">
                <text:p>0.165579</text:p>
              </table:table-cell>
            </table:table-row>
            <table:table-row>
              <table:table-cell office:value-type="float" office:value="1652706185494977">
                <text:p>1652706185494977</text:p>
              </table:table-cell>
              <table:table-cell office:value-type="float" office:value="-0">
                <text:p>-0</text:p>
              </table:table-cell>
              <table:table-cell office:value-type="float" office:value="0.206059">
                <text:p>0.206059</text:p>
              </table:table-cell>
            </table:table-row>
            <table:table-row>
              <table:table-cell office:value-type="float" office:value="1652706185620523">
                <text:p>1652706185620523</text:p>
              </table:table-cell>
              <table:table-cell office:value-type="float" office:value="0.290888">
                <text:p>0.290888</text:p>
              </table:table-cell>
              <table:table-cell office:value-type="float" office:value="0.205725">
                <text:p>0.205725</text:p>
              </table:table-cell>
            </table:table-row>
            <table:table-row>
              <table:table-cell office:value-type="float" office:value="1652706185719070">
                <text:p>1652706185719070</text:p>
              </table:table-cell>
              <table:table-cell office:value-type="float" office:value="0.290888">
                <text:p>0.290888</text:p>
              </table:table-cell>
              <table:table-cell office:value-type="float" office:value="0.18948">
                <text:p>0.18948</text:p>
              </table:table-cell>
            </table:table-row>
            <table:table-row>
              <table:table-cell office:value-type="float" office:value="1652706185809236">
                <text:p>1652706185809236</text:p>
              </table:table-cell>
              <table:table-cell office:value-type="float" office:value="0.257917">
                <text:p>0.257917</text:p>
              </table:table-cell>
              <table:table-cell office:value-type="float" office:value="0.208831">
                <text:p>0.208831</text:p>
              </table:table-cell>
            </table:table-row>
            <table:table-row>
              <table:table-cell office:value-type="float" office:value="1652706185928588">
                <text:p>1652706185928588</text:p>
              </table:table-cell>
              <table:table-cell office:value-type="float" office:value="-0">
                <text:p>-0</text:p>
              </table:table-cell>
              <table:table-cell office:value-type="float" office:value="0.237658">
                <text:p>0.237658</text:p>
              </table:table-cell>
            </table:table-row>
            <table:table-row>
              <table:table-cell office:value-type="float" office:value="1652706186016368">
                <text:p>1652706186016368</text:p>
              </table:table-cell>
              <table:table-cell office:value-type="float" office:value="0.272911">
                <text:p>0.272911</text:p>
              </table:table-cell>
              <table:table-cell office:value-type="float" office:value="0.239857">
                <text:p>0.239857</text:p>
              </table:table-cell>
            </table:table-row>
            <table:table-row>
              <table:table-cell office:value-type="float" office:value="1652706186119173">
                <text:p>1652706186119173</text:p>
              </table:table-cell>
              <table:table-cell office:value-type="float" office:value="0.290888">
                <text:p>0.290888</text:p>
              </table:table-cell>
              <table:table-cell office:value-type="float" office:value="0.230834">
                <text:p>0.230834</text:p>
              </table:table-cell>
            </table:table-row>
            <table:table-row>
              <table:table-cell office:value-type="float" office:value="1652706186229969">
                <text:p>1652706186229969</text:p>
              </table:table-cell>
              <table:table-cell office:value-type="float" office:value="0.290888">
                <text:p>0.290888</text:p>
              </table:table-cell>
              <table:table-cell office:value-type="float" office:value="0.259281">
                <text:p>0.259281</text:p>
              </table:table-cell>
            </table:table-row>
            <table:table-row>
              <table:table-cell office:value-type="float" office:value="1652706186336185">
                <text:p>165270618633618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6453136">
                <text:p>16527061864531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6563003">
                <text:p>1652706186563003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6651496">
                <text:p>1652706186651496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6768433">
                <text:p>16527061867684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6870134">
                <text:p>165270618687013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6963449">
                <text:p>1652706186963449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7063953">
                <text:p>1652706187063953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7165568">
                <text:p>1652706187165568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7275187">
                <text:p>1652706187275187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7362998">
                <text:p>1652706187362998</text:p>
              </table:table-cell>
              <table:table-cell office:value-type="float" office:value="0.134955">
                <text:p>0.134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7458557">
                <text:p>1652706187458557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7568421">
                <text:p>1652706187568421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7680491">
                <text:p>165270618768049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7777938">
                <text:p>16527061877779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7883973">
                <text:p>165270618788397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7988039">
                <text:p>1652706187988039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8092205">
                <text:p>1652706188092205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2706188185302">
                <text:p>16527061881853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8300975">
                <text:p>165270618830097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8401959">
                <text:p>165270618840195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8501345">
                <text:p>165270618850134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8610229">
                <text:p>16527061886102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8718289">
                <text:p>165270618871828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8818462">
                <text:p>165270618881846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8921456">
                <text:p>16527061889214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031330">
                <text:p>16527061890313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148958">
                <text:p>16527061891489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234640">
                <text:p>16527061892346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357319">
                <text:p>165270618935731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447566">
                <text:p>16527061894475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546712">
                <text:p>16527061895467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670378">
                <text:p>16527061896703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753876">
                <text:p>165270618975387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864047">
                <text:p>16527061898640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89967590">
                <text:p>165270618996759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047590">
                <text:p>165270619004759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178856">
                <text:p>16527061901788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276978">
                <text:p>16527061902769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373681">
                <text:p>165270619037368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476741">
                <text:p>165270619047674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598319">
                <text:p>165270619059831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689330">
                <text:p>16527061906893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787129">
                <text:p>165270619078712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913633">
                <text:p>16527061909136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0993039">
                <text:p>165270619099303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652706191108056">
                <text:p>16527061911080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